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6.071cm"/>
    </style:style>
    <style:style style:name="co7" style:family="table-column">
      <style:table-column-properties fo:break-before="auto" style:column-width="7.37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1"/>
        <table:table-column table:style-name="co3" table:default-cell-style-name="ce4"/>
        <table:table-column table:style-name="co2" table:default-cell-style-name="ce1"/>
        <table:table-column table:style-name="co2" table:default-cell-style-name="ce6"/>
        <table:table-column table:style-name="co4" table:default-cell-style-name="ce6"/>
        <table:table-column table:style-name="co2" table:default-cell-style-name="ce1"/>
        <table:table-column table:style-name="co5" table:default-cell-style-name="ce1"/>
        <table:table-column table:style-name="co7" table:default-cell-style-name="ce1"/>
        <table:table-column table:style-name="co2" table:default-cell-style-name="ce1"/>
        <table:table-column table:style-name="co2" table:default-cell-style-name="ce6"/>
        <table:table-column table:style-name="co2" table:default-cell-style-name="ce1"/>
        <table:table-column table:style-name="co2" table:default-cell-style-name="ce6"/>
        <table:table-column table:style-name="co2" table:number-columns-repeated="16372" table:default-cell-style-name="ce1"/>
        <table:table-row table:style-name="ro3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 office:value-type="string" calcext:value-type="string">
            <text:p>Ações nom.</text:p>
          </table:table-cell>
          <table:table-cell office:value-type="string" calcext:value-type="string">
            <text:p>Lucro acumulado</text:p>
          </table:table-cell>
          <table:table-cell table:style-name="ce7" office:value-type="string" calcext:value-type="string">
            <text:p>Ações compradas com lucros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7-01-01" calcext:value-type="date">
            <text:p>01/01/17</text:p>
          </table:table-cell>
          <table:table-cell table:style-name="ce3" table:formula="of:=[$Sheet2.$B1]/[.C3]+([.D3]/[.C3])+[.H2]" office:value-type="float" office:value="2.33697277894107" calcext:value-type="float">
            <text:p>2</text:p>
          </table:table-cell>
          <table:table-cell table:style-name="ce6" office:value-type="float" office:value="159.51" calcext:value-type="float">
            <text:p>159,51</text:p>
          </table:table-cell>
          <table:table-cell table:formula="of:=[.E2]*SUM([.$F$2:.F2])" office:value-type="float" office:value="0" calcext:value-type="float">
            <text:p>0,00</text:p>
          </table:table-cell>
          <table:table-cell/>
          <table:table-cell table:style-name="ce5" office:value-type="float" office:value="2.33697277894107" calcext:value-type="float">
            <text:p>2</text:p>
          </table:table-cell>
          <table:table-cell table:style-name="ce3" table:formula="of:=[.D2]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7"/>
          <table:table-cell/>
          <table:table-cell table:style-name="ce6"/>
          <table:table-cell table:number-columns-repeated="16371"/>
        </table:table-row>
        <table:table-row table:style-name="ro3">
          <table:table-cell table:style-name="ce2" office:value-type="date" office:date-value="2017-02-01" calcext:value-type="date">
            <text:p>01/02/17</text:p>
          </table:table-cell>
          <table:table-cell table:style-name="ce3" table:formula="of:=[$Sheet2.$B2]/[.C4]+([.D4]/[.C4])+[.H3]" office:value-type="float" office:value="2.39654104191536" calcext:value-type="float">
            <text:p>2</text:p>
          </table:table-cell>
          <table:table-cell table:style-name="ce6" office:value-type="float" office:value="167.15" calcext:value-type="float">
            <text:p>167,15</text:p>
          </table:table-cell>
          <table:table-cell table:formula="of:=[.E3]*SUM([.$F$2:.F3])" office:value-type="float" office:value="0" calcext:value-type="float">
            <text:p>0,00</text:p>
          </table:table-cell>
          <table:table-cell/>
          <table:table-cell table:style-name="ce5" office:value-type="float" office:value="2.33903246389937" calcext:value-type="float">
            <text:p>2</text:p>
          </table:table-cell>
          <table:table-cell table:style-name="ce3" table:formula="of:=IF(([.G2]+[.D3])&lt;[.C3];[.G2]+[.D3];[.G2]+[.D3]-(FLOOR([.G2]/[.C3]))*[.C3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7-03-01" calcext:value-type="date">
            <text:p>01/03/17</text:p>
          </table:table-cell>
          <table:table-cell table:style-name="ce3" table:formula="of:=[$Sheet2.$B3]/[.C5]+([.D5]/[.C5])+[.H4]" office:value-type="float" office:value="2.40535458871419" calcext:value-type="float">
            <text:p>2</text:p>
          </table:table-cell>
          <table:table-cell table:style-name="ce6" office:value-type="float" office:value="172.39" calcext:value-type="float">
            <text:p>172,39</text:p>
          </table:table-cell>
          <table:table-cell table:formula="of:=[.E4]*SUM([.$F$2:.F4])" office:value-type="float" office:value="9.91390376417649" calcext:value-type="float">
            <text:p>9,91</text:p>
          </table:table-cell>
          <table:table-cell office:value-type="float" office:value="1.4" calcext:value-type="float">
            <text:p>1,40</text:p>
          </table:table-cell>
          <table:table-cell table:style-name="ce5" office:value-type="float" office:value="2.40535458871419" calcext:value-type="float">
            <text:p>2</text:p>
          </table:table-cell>
          <table:table-cell table:style-name="ce3" table:formula="of:=IF(([.G3]+[.D4])&lt;[.C4];[.G3]+[.D4];[.G3]+[.D4]-(FLOOR([.G3]/[.C4]))*[.C4])" office:value-type="float" office:value="9.91390376417649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7-04-01" calcext:value-type="date">
            <text:p>01/04/17</text:p>
          </table:table-cell>
          <table:table-cell table:style-name="ce3" table:formula="of:=[$Sheet2.$B4]/[.C6]+([.D6]/[.C6])+[.H5]" office:value-type="float" office:value="2.60410264914321" calcext:value-type="float">
            <text:p>3</text:p>
          </table:table-cell>
          <table:table-cell table:style-name="ce6" office:value-type="float" office:value="166.03" calcext:value-type="float">
            <text:p>166,03</text:p>
          </table:table-cell>
          <table:table-cell table:formula="of:=[.E5]*SUM([.$F$2:.F5])" office:value-type="float" office:value="0" calcext:value-type="float">
            <text:p>0,00</text:p>
          </table:table-cell>
          <table:table-cell/>
          <table:table-cell table:style-name="ce5" office:value-type="float" office:value="3.09667803999818" calcext:value-type="float">
            <text:p>3</text:p>
          </table:table-cell>
          <table:table-cell table:style-name="ce3" table:formula="of:=IF(([.G4]+[.D5])&lt;[.C5];[.G4]+[.D5];[.G4]+[.D5]-(FLOOR([.G4]/[.C5]))*[.C5])" office:value-type="float" office:value="9.91390376417649" calcext:value-type="float">
            <text:p>10</text:p>
          </table:table-cell>
          <table:table-cell table:style-name="ce3" table:formula="of:=FLOOR([.G4]/[.C5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7-05-01" calcext:value-type="date">
            <text:p>01/05/17</text:p>
          </table:table-cell>
          <table:table-cell table:style-name="ce3" table:formula="of:=[$Sheet2.$B5]/[.C7]+([.D7]/[.C7])+[.H6]" office:value-type="float" office:value="2.82673805459762" calcext:value-type="float">
            <text:p>3</text:p>
          </table:table-cell>
          <table:table-cell table:style-name="ce6" office:value-type="float" office:value="152.87" calcext:value-type="float">
            <text:p>152,87</text:p>
          </table:table-cell>
          <table:table-cell table:formula="of:=[.E6]*SUM([.$F$2:.F6])" office:value-type="float" office:value="0" calcext:value-type="float">
            <text:p>0,00</text:p>
          </table:table-cell>
          <table:table-cell/>
          <table:table-cell table:style-name="ce5" office:value-type="float" office:value="2.66809249529615" calcext:value-type="float">
            <text:p>3</text:p>
          </table:table-cell>
          <table:table-cell table:style-name="ce3" table:formula="of:=IF(([.G5]+[.D6])&lt;[.C6];[.G5]+[.D6];[.G5]+[.D6]-(FLOOR([.G5]/[.C6]))*[.C6])" office:value-type="float" office:value="9.91390376417649" calcext:value-type="float">
            <text:p>10</text:p>
          </table:table-cell>
          <table:table-cell table:style-name="ce3" table:formula="of:=FLOOR([.G5]/[.C6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7-06-01" calcext:value-type="date">
            <text:p>01/06/17</text:p>
          </table:table-cell>
          <table:table-cell table:style-name="ce3" table:formula="of:=[$Sheet2.$B6]/[.C8]+([.D8]/[.C8])+[.H7]" office:value-type="float" office:value="2.5900825531832" calcext:value-type="float">
            <text:p>3</text:p>
          </table:table-cell>
          <table:table-cell table:style-name="ce6" office:value-type="float" office:value="145.95" calcext:value-type="float">
            <text:p>145,95</text:p>
          </table:table-cell>
          <table:table-cell table:formula="of:=[.E7]*SUM([.$F$2:.F7])" office:value-type="float" office:value="23.1543193800483" calcext:value-type="float">
            <text:p>23,15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2.5900825531832" calcext:value-type="float">
            <text:p>3</text:p>
          </table:table-cell>
          <table:table-cell table:style-name="ce3" table:formula="of:=IF(([.G6]+[.D7])&lt;[.C7];[.G6]+[.D7];[.G6]+[.D7]-(FLOOR([.G6]/[.C7]))*[.C7])" office:value-type="float" office:value="33.0682231442248" calcext:value-type="float">
            <text:p>33</text:p>
          </table:table-cell>
          <table:table-cell table:style-name="ce3" table:formula="of:=FLOOR([.G6]/[.C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7-07-01" calcext:value-type="date">
            <text:p>01/07/17</text:p>
          </table:table-cell>
          <table:table-cell table:style-name="ce3" table:formula="of:=[$Sheet2.$B7]/[.C9]+([.D9]/[.C9])+[.H8]" office:value-type="float" office:value="2.81161082807562" calcext:value-type="float">
            <text:p>3</text:p>
          </table:table-cell>
          <table:table-cell table:style-name="ce6" office:value-type="float" office:value="146.69" calcext:value-type="float">
            <text:p>146,69</text:p>
          </table:table-cell>
          <table:table-cell table:formula="of:=[.E8]*SUM([.$F$2:.F8])" office:value-type="float" office:value="0" calcext:value-type="float">
            <text:p>0,00</text:p>
          </table:table-cell>
          <table:table-cell/>
          <table:table-cell table:style-name="ce5" office:value-type="float" office:value="2.81161082807562" calcext:value-type="float">
            <text:p>3</text:p>
          </table:table-cell>
          <table:table-cell table:style-name="ce3" table:formula="of:=IF(([.G7]+[.D8])&lt;[.C8];[.G7]+[.D8];[.G7]+[.D8]-(FLOOR([.G7]/[.C8]))*[.C8])" office:value-type="float" office:value="33.0682231442248" calcext:value-type="float">
            <text:p>33</text:p>
          </table:table-cell>
          <table:table-cell table:style-name="ce3" table:formula="of:=FLOOR([.G7]/[.C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7-08-01" calcext:value-type="date">
            <text:p>01/08/17</text:p>
          </table:table-cell>
          <table:table-cell table:style-name="ce3" table:formula="of:=[$Sheet2.$B8]/[.C10]+([.D10]/[.C10])+[.H9]" office:value-type="float" office:value="3.19164429792769" calcext:value-type="float">
            <text:p>3</text:p>
          </table:table-cell>
          <table:table-cell table:style-name="ce6" office:value-type="float" office:value="138.5" calcext:value-type="float">
            <text:p>138,50</text:p>
          </table:table-cell>
          <table:table-cell table:formula="of:=[.E9]*SUM([.$F$2:.F9])" office:value-type="float" office:value="0" calcext:value-type="float">
            <text:p>0,00</text:p>
          </table:table-cell>
          <table:table-cell/>
          <table:table-cell table:style-name="ce5" office:value-type="float" office:value="2.90565568445044" calcext:value-type="float">
            <text:p>3</text:p>
          </table:table-cell>
          <table:table-cell table:style-name="ce3" table:formula="of:=IF(([.G8]+[.D9])&lt;[.C9];[.G8]+[.D9];[.G8]+[.D9]-(FLOOR([.G8]/[.C9]))*[.C9])" office:value-type="float" office:value="33.0682231442248" calcext:value-type="float">
            <text:p>33</text:p>
          </table:table-cell>
          <table:table-cell table:style-name="ce3" table:formula="of:=FLOOR([.G8]/[.C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7-09-01" calcext:value-type="date">
            <text:p>01/09/17</text:p>
          </table:table-cell>
          <table:table-cell table:style-name="ce3" table:formula="of:=[$Sheet2.$B9]/[.C11]+([.D11]/[.C11])+[.H10]" office:value-type="float" office:value="2.8766190474985" calcext:value-type="float">
            <text:p>3</text:p>
          </table:table-cell>
          <table:table-cell table:style-name="ce6" office:value-type="float" office:value="136.57" calcext:value-type="float">
            <text:p>136,57</text:p>
          </table:table-cell>
          <table:table-cell table:formula="of:=[.E10]*SUM([.$F$2:.F10])" office:value-type="float" office:value="39.0574649425875" calcext:value-type="float">
            <text:p>39,06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4.88483052916673" calcext:value-type="float">
            <text:p>5</text:p>
          </table:table-cell>
          <table:table-cell table:style-name="ce3" table:formula="of:=IF(([.G9]+[.D10])&lt;[.C10];[.G9]+[.D10];[.G9]+[.D10]-(FLOOR([.G9]/[.C10]))*[.C10])" office:value-type="float" office:value="72.1256880868123" calcext:value-type="float">
            <text:p>72</text:p>
          </table:table-cell>
          <table:table-cell table:style-name="ce3" table:formula="of:=FLOOR([.G9]/[.C1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7-10-01" calcext:value-type="date">
            <text:p>01/10/17</text:p>
          </table:table-cell>
          <table:table-cell table:style-name="ce3" table:formula="of:=[$Sheet2.$B10]/[.C12]+([.D12]/[.C12])+[.H11]" office:value-type="float" office:value="2.66220211821838" calcext:value-type="float">
            <text:p>3</text:p>
          </table:table-cell>
          <table:table-cell table:style-name="ce6" office:value-type="float" office:value="138.83" calcext:value-type="float">
            <text:p>138,83</text:p>
          </table:table-cell>
          <table:table-cell table:formula="of:=[.E11]*SUM([.$F$2:.F11])" office:value-type="float" office:value="0" calcext:value-type="float">
            <text:p>0,00</text:p>
          </table:table-cell>
          <table:table-cell/>
          <table:table-cell table:style-name="ce5" office:value-type="float" office:value="2.66220211821839" calcext:value-type="float">
            <text:p>3</text:p>
          </table:table-cell>
          <table:table-cell table:style-name="ce3" table:formula="of:=IF(([.G10]+[.D11])&lt;[.C11];[.G10]+[.D11];[.G10]+[.D11]-(FLOOR([.G10]/[.C11]))*[.C11])" office:value-type="float" office:value="72.1256880868123" calcext:value-type="float">
            <text:p>72</text:p>
          </table:table-cell>
          <table:table-cell table:style-name="ce3" table:formula="of:=FLOOR([.G10]/[.C1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7-11-01" calcext:value-type="date">
            <text:p>01/11/17</text:p>
          </table:table-cell>
          <table:table-cell table:style-name="ce3" table:formula="of:=[$Sheet2.$B11]/[.C13]+([.D13]/[.C13])+[.H12]" office:value-type="float" office:value="2.94445470863443" calcext:value-type="float">
            <text:p>3</text:p>
          </table:table-cell>
          <table:table-cell table:style-name="ce6" office:value-type="float" office:value="147.19" calcext:value-type="float">
            <text:p>147,19</text:p>
          </table:table-cell>
          <table:table-cell table:formula="of:=[.E12]*SUM([.$F$2:.F12])" office:value-type="float" office:value="0" calcext:value-type="float">
            <text:p>0,00</text:p>
          </table:table-cell>
          <table:table-cell/>
          <table:table-cell table:style-name="ce5" office:value-type="float" office:value="2.59991580432659" calcext:value-type="float">
            <text:p>3</text:p>
          </table:table-cell>
          <table:table-cell table:style-name="ce3" table:formula="of:=IF(([.G11]+[.D12])&lt;[.C12];[.G11]+[.D12];[.G11]+[.D12]-(FLOOR([.G11]/[.C12]))*[.C12])" office:value-type="float" office:value="72.1256880868123" calcext:value-type="float">
            <text:p>72</text:p>
          </table:table-cell>
          <table:table-cell table:style-name="ce3" table:formula="of:=FLOOR([.G11]/[.C1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7-12-01" calcext:value-type="date">
            <text:p>01/12/17</text:p>
          </table:table-cell>
          <table:table-cell table:style-name="ce3" table:formula="of:=[$Sheet2.$B12]/[.C14]+([.D14]/[.C14])+[.H13]" office:value-type="float" office:value="2.57463718727685" calcext:value-type="float">
            <text:p>3</text:p>
          </table:table-cell>
          <table:table-cell table:style-name="ce6" office:value-type="float" office:value="147.48" calcext:value-type="float">
            <text:p>147,48</text:p>
          </table:table-cell>
          <table:table-cell table:formula="of:=[.E13]*SUM([.$F$2:.F13])" office:value-type="float" office:value="50.8125976073202" calcext:value-type="float">
            <text:p>50,81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2.57463718727684" calcext:value-type="float">
            <text:p>3</text:p>
          </table:table-cell>
          <table:table-cell table:style-name="ce3" table:formula="of:=IF(([.G12]+[.D13])&lt;[.C13];[.G12]+[.D13];[.G12]+[.D13]-(FLOOR([.G12]/[.C13]))*[.C13])" office:value-type="float" office:value="122.938285694132" calcext:value-type="float">
            <text:p>123</text:p>
          </table:table-cell>
          <table:table-cell table:style-name="ce3" table:formula="of:=FLOOR([.G12]/[.C1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1-01" calcext:value-type="date">
            <text:p>01/01/18</text:p>
          </table:table-cell>
          <table:table-cell table:style-name="ce3" table:formula="of:=[$Sheet2.$B13]/[.C15]+([.D15]/[.C15])+[.H14]" office:value-type="float" office:value="2.4982876736285" calcext:value-type="float">
            <text:p>2</text:p>
          </table:table-cell>
          <table:table-cell table:style-name="ce6" office:value-type="float" office:value="147.57" calcext:value-type="float">
            <text:p>147,57</text:p>
          </table:table-cell>
          <table:table-cell table:formula="of:=[.E14]*SUM([.$F$2:.F14])" office:value-type="float" office:value="0" calcext:value-type="float">
            <text:p>0,00</text:p>
          </table:table-cell>
          <table:table-cell/>
          <table:table-cell table:style-name="ce5" office:value-type="float" office:value="2.49828767362849" calcext:value-type="float">
            <text:p>2</text:p>
          </table:table-cell>
          <table:table-cell table:style-name="ce3" table:formula="of:=IF(([.G13]+[.D14])&lt;[.C14];[.G13]+[.D14];[.G13]+[.D14]-(FLOOR([.G13]/[.C14]))*[.C14])" office:value-type="float" office:value="122.938285694132" calcext:value-type="float">
            <text:p>123</text:p>
          </table:table-cell>
          <table:table-cell table:style-name="ce3" table:formula="of:=FLOOR([.G13]/[.C1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2-01" calcext:value-type="date">
            <text:p>01/02/18</text:p>
          </table:table-cell>
          <table:table-cell table:style-name="ce3" table:formula="of:=[$Sheet2.$B14]/[.C16]+([.D16]/[.C16])+[.H15]" office:value-type="float" office:value="3.01670037346696" calcext:value-type="float">
            <text:p>3</text:p>
          </table:table-cell>
          <table:table-cell table:style-name="ce6" office:value-type="float" office:value="155.87" calcext:value-type="float">
            <text:p>155,87</text:p>
          </table:table-cell>
          <table:table-cell table:formula="of:=[.E15]*SUM([.$F$2:.F15])" office:value-type="float" office:value="0" calcext:value-type="float">
            <text:p>0,00</text:p>
          </table:table-cell>
          <table:table-cell/>
          <table:table-cell table:style-name="ce5" office:value-type="float" office:value="2.59694715357972" calcext:value-type="float">
            <text:p>3</text:p>
          </table:table-cell>
          <table:table-cell table:style-name="ce3" table:formula="of:=IF(([.G14]+[.D15])&lt;[.C15];[.G14]+[.D15];[.G14]+[.D15]-(FLOOR([.G14]/[.C15]))*[.C15])" office:value-type="float" office:value="122.938285694132" calcext:value-type="float">
            <text:p>123</text:p>
          </table:table-cell>
          <table:table-cell table:style-name="ce3" table:formula="of:=FLOOR([.G14]/[.C1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3-01" calcext:value-type="date">
            <text:p>01/03/18</text:p>
          </table:table-cell>
          <table:table-cell table:style-name="ce3" table:formula="of:=[$Sheet2.$B15]/[.C17]+([.D17]/[.C17])+[.H16]" office:value-type="float" office:value="2.60205899887758" calcext:value-type="float">
            <text:p>3</text:p>
          </table:table-cell>
          <table:table-cell table:style-name="ce6" office:value-type="float" office:value="148.56" calcext:value-type="float">
            <text:p>148,56</text:p>
          </table:table-cell>
          <table:table-cell table:formula="of:=[.E16]*SUM([.$F$2:.F16])" office:value-type="float" office:value="62.3585383464489" calcext:value-type="float">
            <text:p>62,36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2.60205899887758" calcext:value-type="float">
            <text:p>3</text:p>
          </table:table-cell>
          <table:table-cell table:style-name="ce3" table:formula="of:=IF(([.G15]+[.D16])&lt;[.C16];[.G15]+[.D16];[.G15]+[.D16]-(FLOOR([.G15]/[.C16]))*[.C16])" office:value-type="float" office:value="185.296824040581" calcext:value-type="float">
            <text:p>185</text:p>
          </table:table-cell>
          <table:table-cell table:style-name="ce3" table:formula="of:=FLOOR([.G15]/[.C16])" office:value-type="float" office:value="0" calcext:value-type="float">
            <text:p>0</text:p>
          </table:table-cell>
          <table:table-cell table:style-name="ce19"/>
          <table:table-cell table:number-columns-repeated="16375"/>
        </table:table-row>
        <table:table-row table:style-name="ro3">
          <table:table-cell table:style-name="ce2" office:value-type="date" office:date-value="2018-04-01" calcext:value-type="date">
            <text:p>01/04/18</text:p>
          </table:table-cell>
          <table:table-cell table:style-name="ce3" table:formula="of:=[$Sheet2.$B16]/[.C18]+([.D18]/[.C18])+[.H17]" office:value-type="float" office:value="3.65322028775342" calcext:value-type="float">
            <text:p>4</text:p>
          </table:table-cell>
          <table:table-cell table:style-name="ce6" office:value-type="float" office:value="146.46" calcext:value-type="float">
            <text:p>146,46</text:p>
          </table:table-cell>
          <table:table-cell table:formula="of:=[.E17]*SUM([.$F$2:.F17])" office:value-type="float" office:value="0" calcext:value-type="float">
            <text:p>0,00</text:p>
          </table:table-cell>
          <table:table-cell/>
          <table:table-cell table:style-name="ce5" office:value-type="float" office:value="4.95953181062545" calcext:value-type="float">
            <text:p>5</text:p>
          </table:table-cell>
          <table:table-cell table:style-name="ce3" table:formula="of:=IF(([.G16]+[.D17])&lt;[.C17];[.G16]+[.D17];[.G16]+[.D17]-(FLOOR([.G16]/[.C17]))*[.C17])" office:value-type="float" office:value="38.8368240405814" calcext:value-type="float">
            <text:p>39</text:p>
          </table:table-cell>
          <table:table-cell table:style-name="ce3" table:formula="of:=FLOOR([.G16]/[.C17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5-01" calcext:value-type="date">
            <text:p>01/05/18</text:p>
          </table:table-cell>
          <table:table-cell table:style-name="ce3" table:formula="of:=[$Sheet2.$B17]/[.C19]+([.D19]/[.C19])+[.H18]" office:value-type="float" office:value="3.11942110801409" calcext:value-type="float">
            <text:p>3</text:p>
          </table:table-cell>
          <table:table-cell table:style-name="ce6" office:value-type="float" office:value="138.16" calcext:value-type="float">
            <text:p>138,16</text:p>
          </table:table-cell>
          <table:table-cell table:formula="of:=[.E18]*SUM([.$F$2:.F18])" office:value-type="float" office:value="0" calcext:value-type="float">
            <text:p>0,00</text:p>
          </table:table-cell>
          <table:table-cell/>
          <table:table-cell table:style-name="ce5" office:value-type="float" office:value="2.52430603797849" calcext:value-type="float">
            <text:p>3</text:p>
          </table:table-cell>
          <table:table-cell table:style-name="ce3" table:formula="of:=IF(([.G17]+[.D18])&lt;[.C18];[.G17]+[.D18];[.G17]+[.D18]-(FLOOR([.G17]/[.C18]))*[.C18])" office:value-type="float" office:value="38.8368240405814" calcext:value-type="float">
            <text:p>39</text:p>
          </table:table-cell>
          <table:table-cell table:style-name="ce3" table:formula="of:=FLOOR([.G17]/[.C1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6-01" calcext:value-type="date">
            <text:p>01/06/18</text:p>
          </table:table-cell>
          <table:table-cell table:style-name="ce3" table:formula="of:=[$Sheet2.$B18]/[.C20]+([.D20]/[.C20])+[.H19]" office:value-type="float" office:value="2.51033454525591" calcext:value-type="float">
            <text:p>3</text:p>
          </table:table-cell>
          <table:table-cell table:style-name="ce6" office:value-type="float" office:value="136.04" calcext:value-type="float">
            <text:p>136,04</text:p>
          </table:table-cell>
          <table:table-cell table:formula="of:=[.E19]*SUM([.$F$2:.F19])" office:value-type="float" office:value="80.9594541276431" calcext:value-type="float">
            <text:p>80,96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2.51033454525591" calcext:value-type="float">
            <text:p>3</text:p>
          </table:table-cell>
          <table:table-cell table:style-name="ce3" table:formula="of:=IF(([.G18]+[.D19])&lt;[.C19];[.G18]+[.D19];[.G18]+[.D19]-(FLOOR([.G18]/[.C19]))*[.C19])" office:value-type="float" office:value="119.796278168224" calcext:value-type="float">
            <text:p>120</text:p>
          </table:table-cell>
          <table:table-cell table:style-name="ce3" table:formula="of:=FLOOR([.G18]/[.C1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7-01" calcext:value-type="date">
            <text:p>01/07/18</text:p>
          </table:table-cell>
          <table:table-cell table:style-name="ce3" table:formula="of:=[$Sheet2.$B19]/[.C21]+([.D21]/[.C21])+[.H20]" office:value-type="float" office:value="2.3603873376738" calcext:value-type="float">
            <text:p>2</text:p>
          </table:table-cell>
          <table:table-cell table:style-name="ce6" office:value-type="float" office:value="132.08" calcext:value-type="float">
            <text:p>132,08</text:p>
          </table:table-cell>
          <table:table-cell table:formula="of:=[.E20]*SUM([.$F$2:.F20])" office:value-type="float" office:value="0" calcext:value-type="float">
            <text:p>0,00</text:p>
          </table:table-cell>
          <table:table-cell/>
          <table:table-cell table:style-name="ce5" office:value-type="float" office:value="2.3603873376738" calcext:value-type="float">
            <text:p>2</text:p>
          </table:table-cell>
          <table:table-cell table:style-name="ce3" table:formula="of:=IF(([.G19]+[.D20])&lt;[.C20];[.G19]+[.D20];[.G19]+[.D20]-(FLOOR([.G19]/[.C20]))*[.C20])" office:value-type="float" office:value="119.796278168224" calcext:value-type="float">
            <text:p>120</text:p>
          </table:table-cell>
          <table:table-cell table:style-name="ce3" table:formula="of:=FLOOR([.G19]/[.C2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8-01" calcext:value-type="date">
            <text:p>01/08/18</text:p>
          </table:table-cell>
          <table:table-cell table:style-name="ce3" table:formula="of:=[$Sheet2.$B20]/[.C22]+([.D22]/[.C22])+[.H21]" office:value-type="float" office:value="2.98409533622861" calcext:value-type="float">
            <text:p>3</text:p>
          </table:table-cell>
          <table:table-cell table:style-name="ce6" office:value-type="float" office:value="138.27" calcext:value-type="float">
            <text:p>138,27</text:p>
          </table:table-cell>
          <table:table-cell table:formula="of:=[.E21]*SUM([.$F$2:.F21])" office:value-type="float" office:value="0" calcext:value-type="float">
            <text:p>0,00</text:p>
          </table:table-cell>
          <table:table-cell/>
          <table:table-cell table:style-name="ce5" office:value-type="float" office:value="2.28118882421871" calcext:value-type="float">
            <text:p>2</text:p>
          </table:table-cell>
          <table:table-cell table:style-name="ce3" table:formula="of:=IF(([.G20]+[.D21])&lt;[.C21];[.G20]+[.D21];[.G20]+[.D21]-(FLOOR([.G20]/[.C21]))*[.C21])" office:value-type="float" office:value="119.796278168224" calcext:value-type="float">
            <text:p>120</text:p>
          </table:table-cell>
          <table:table-cell table:style-name="ce3" table:formula="of:=FLOOR([.G20]/[.C2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09-01" calcext:value-type="date">
            <text:p>01/09/18</text:p>
          </table:table-cell>
          <table:table-cell table:style-name="ce3" table:formula="of:=[$Sheet2.$B21]/[.C23]+([.D23]/[.C23])+[.H22]" office:value-type="float" office:value="2.09369993963444" calcext:value-type="float">
            <text:p>2</text:p>
          </table:table-cell>
          <table:table-cell table:style-name="ce6" office:value-type="float" office:value="139.43" calcext:value-type="float">
            <text:p>139,43</text:p>
          </table:table-cell>
          <table:table-cell table:formula="of:=[.E22]*SUM([.$F$2:.F22])" office:value-type="float" office:value="98.0062549695413" calcext:value-type="float">
            <text:p>98,01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6.21625876925283" calcext:value-type="float">
            <text:p>6</text:p>
          </table:table-cell>
          <table:table-cell table:style-name="ce3" table:formula="of:=IF(([.G21]+[.D22])&lt;[.C22];[.G21]+[.D22];[.G21]+[.D22]-(FLOOR([.G21]/[.C22]))*[.C22])" office:value-type="float" office:value="217.802533137766" calcext:value-type="float">
            <text:p>218</text:p>
          </table:table-cell>
          <table:table-cell table:style-name="ce3" table:formula="of:=FLOOR([.G21]/[.C2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10-01" calcext:value-type="date">
            <text:p>01/10/18</text:p>
          </table:table-cell>
          <table:table-cell table:style-name="ce3" table:formula="of:=[$Sheet2.$B22]/[.C24]+([.D24]/[.C24])+[.H23]" office:value-type="float" office:value="4.01347723450542" calcext:value-type="float">
            <text:p>4</text:p>
          </table:table-cell>
          <table:table-cell table:style-name="ce6" office:value-type="float" office:value="144.91" calcext:value-type="float">
            <text:p>144,91</text:p>
          </table:table-cell>
          <table:table-cell table:formula="of:=[.E23]*SUM([.$F$2:.F23])" office:value-type="float" office:value="0" calcext:value-type="float">
            <text:p>0,00</text:p>
          </table:table-cell>
          <table:table-cell/>
          <table:table-cell table:style-name="ce5" office:value-type="float" office:value="3.01347723450542" calcext:value-type="float">
            <text:p>3</text:p>
          </table:table-cell>
          <table:table-cell table:style-name="ce3" table:formula="of:=IF(([.G22]+[.D23])&lt;[.C23];[.G22]+[.D23];[.G22]+[.D23]-(FLOOR([.G22]/[.C23]))*[.C23])" office:value-type="float" office:value="72.8925331377658" calcext:value-type="float">
            <text:p>73</text:p>
          </table:table-cell>
          <table:table-cell table:style-name="ce3" table:formula="of:=FLOOR([.G22]/[.C23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11-01" calcext:value-type="date">
            <text:p>01/11/18</text:p>
          </table:table-cell>
          <table:table-cell table:style-name="ce3" table:formula="of:=[$Sheet2.$B23]/[.C25]+([.D25]/[.C25])+[.H24]" office:value-type="float" office:value="3.67872291172703" calcext:value-type="float">
            <text:p>4</text:p>
          </table:table-cell>
          <table:table-cell table:style-name="ce6" office:value-type="float" office:value="110.32" calcext:value-type="float">
            <text:p>110,32</text:p>
          </table:table-cell>
          <table:table-cell table:formula="of:=[.E24]*SUM([.$F$2:.F24])" office:value-type="float" office:value="0" calcext:value-type="float">
            <text:p>0,00</text:p>
          </table:table-cell>
          <table:table-cell/>
          <table:table-cell table:style-name="ce5" office:value-type="float" office:value="2.74754501357947" calcext:value-type="float">
            <text:p>3</text:p>
          </table:table-cell>
          <table:table-cell table:style-name="ce3" table:formula="of:=IF(([.G23]+[.D24])&lt;[.C24];[.G23]+[.D24];[.G23]+[.D24]-(FLOOR([.G23]/[.C24]))*[.C24])" office:value-type="float" office:value="72.8925331377658" calcext:value-type="float">
            <text:p>73</text:p>
          </table:table-cell>
          <table:table-cell table:style-name="ce3" table:formula="of:=FLOOR([.G23]/[.C2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8-12-01" calcext:value-type="date">
            <text:p>01/12/18</text:p>
          </table:table-cell>
          <table:table-cell table:style-name="ce3" table:formula="of:=[$Sheet2.$B24]/[.C26]+([.D26]/[.C26])+[.H25]" office:value-type="float" office:value="3.01116878636889" calcext:value-type="float">
            <text:p>3</text:p>
          </table:table-cell>
          <table:table-cell table:style-name="ce6" office:value-type="float" office:value="120.04" calcext:value-type="float">
            <text:p>120,04</text:p>
          </table:table-cell>
          <table:table-cell table:formula="of:=[.E25]*SUM([.$F$2:.F25])" office:value-type="float" office:value="111.778594893634" calcext:value-type="float">
            <text:p>111,78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3.0111687863689" calcext:value-type="float">
            <text:p>3</text:p>
          </table:table-cell>
          <table:table-cell table:style-name="ce3" table:formula="of:=IF(([.G24]+[.D25])&lt;[.C25];[.G24]+[.D25];[.G24]+[.D25]-(FLOOR([.G24]/[.C25]))*[.C25])" office:value-type="float" office:value="184.6711280314" calcext:value-type="float">
            <text:p>185</text:p>
          </table:table-cell>
          <table:table-cell table:style-name="ce3" table:formula="of:=FLOOR([.G24]/[.C2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9-01-01" calcext:value-type="date">
            <text:p>01/01/19</text:p>
          </table:table-cell>
          <table:table-cell table:style-name="ce3" table:formula="of:=[$Sheet2.$B25]/[.C27]+([.D27]/[.C27])+[.H26]" office:value-type="float" office:value="3.59249611332983" calcext:value-type="float">
            <text:p>4</text:p>
          </table:table-cell>
          <table:table-cell table:style-name="ce6" office:value-type="float" office:value="106.99" calcext:value-type="float">
            <text:p>106,99</text:p>
          </table:table-cell>
          <table:table-cell table:formula="of:=[.E26]*SUM([.$F$2:.F26])" office:value-type="float" office:value="0" calcext:value-type="float">
            <text:p>0,00</text:p>
          </table:table-cell>
          <table:table-cell/>
          <table:table-cell table:style-name="ce5" office:value-type="float" office:value="2.59249611332983" calcext:value-type="float">
            <text:p>3</text:p>
          </table:table-cell>
          <table:table-cell table:style-name="ce3" table:formula="of:=IF(([.G25]+[.D26])&lt;[.C26];[.G25]+[.D26];[.G25]+[.D26]-(FLOOR([.G25]/[.C26]))*[.C26])" office:value-type="float" office:value="77.6811280313998" calcext:value-type="float">
            <text:p>78</text:p>
          </table:table-cell>
          <table:table-cell table:style-name="ce3" table:formula="of:=FLOOR([.G25]/[.C26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9-02-01" calcext:value-type="date">
            <text:p>01/02/19</text:p>
          </table:table-cell>
          <table:table-cell table:style-name="ce3" table:formula="of:=[$Sheet2.$B26]/[.C28]+([.D28]/[.C28])+[.H27]" office:value-type="float" office:value="3.45412750016392" calcext:value-type="float">
            <text:p>3</text:p>
          </table:table-cell>
          <table:table-cell table:style-name="ce6" office:value-type="float" office:value="128.92" calcext:value-type="float">
            <text:p>128,92</text:p>
          </table:table-cell>
          <table:table-cell table:formula="of:=[.E27]*SUM([.$F$2:.F27])" office:value-type="float" office:value="0" calcext:value-type="float">
            <text:p>0,00</text:p>
          </table:table-cell>
          <table:table-cell/>
          <table:table-cell table:style-name="ce5" office:value-type="float" office:value="2.52533823370167" calcext:value-type="float">
            <text:p>3</text:p>
          </table:table-cell>
          <table:table-cell table:style-name="ce3" table:formula="of:=IF(([.G26]+[.D27])&lt;[.C27];[.G26]+[.D27];[.G26]+[.D27]-(FLOOR([.G26]/[.C27]))*[.C27])" office:value-type="float" office:value="77.6811280313998" calcext:value-type="float">
            <text:p>78</text:p>
          </table:table-cell>
          <table:table-cell table:style-name="ce3" table:formula="of:=FLOOR([.G26]/[.C2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9-03-01" calcext:value-type="date">
            <text:p>01/03/19</text:p>
          </table:table-cell>
          <table:table-cell table:style-name="ce3" table:formula="of:=[$Sheet2.$B27]/[.C29]+([.D29]/[.C29])+[.H28]" office:value-type="float" office:value="2.40197769235278" calcext:value-type="float">
            <text:p>2</text:p>
          </table:table-cell>
          <table:table-cell table:style-name="ce6" office:value-type="float" office:value="133.06" calcext:value-type="float">
            <text:p>133,06</text:p>
          </table:table-cell>
          <table:table-cell table:formula="of:=[.E28]*SUM([.$F$2:.F28])" office:value-type="float" office:value="123.584699795467" calcext:value-type="float">
            <text:p>123,58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2.40197769235278" calcext:value-type="float">
            <text:p>2</text:p>
          </table:table-cell>
          <table:table-cell table:style-name="ce3" table:formula="of:=IF(([.G27]+[.D28])&lt;[.C28];[.G27]+[.D28];[.G27]+[.D28]-(FLOOR([.G27]/[.C28]))*[.C28])" office:value-type="float" office:value="201.265827826867" calcext:value-type="float">
            <text:p>201</text:p>
          </table:table-cell>
          <table:table-cell table:style-name="ce3" table:formula="of:=FLOOR([.G27]/[.C2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9-04-01" calcext:value-type="date">
            <text:p>01/04/19</text:p>
          </table:table-cell>
          <table:table-cell table:style-name="ce3" table:formula="of:=[$Sheet2.$B28]/[.C30]+([.D30]/[.C30])+[.H29]" office:value-type="float" office:value="3.38743255503032" calcext:value-type="float">
            <text:p>3</text:p>
          </table:table-cell>
          <table:table-cell table:style-name="ce6" office:value-type="float" office:value="135.17" calcext:value-type="float">
            <text:p>135,17</text:p>
          </table:table-cell>
          <table:table-cell table:formula="of:=[.E29]*SUM([.$F$2:.F29])" office:value-type="float" office:value="0" calcext:value-type="float">
            <text:p>0,00</text:p>
          </table:table-cell>
          <table:table-cell/>
          <table:table-cell table:style-name="ce5" office:value-type="float" office:value="4.66199493864298" calcext:value-type="float">
            <text:p>5</text:p>
          </table:table-cell>
          <table:table-cell table:style-name="ce3" table:formula="of:=IF(([.G28]+[.D29])&lt;[.C29];[.G28]+[.D29];[.G28]+[.D29]-(FLOOR([.G28]/[.C29]))*[.C29])" office:value-type="float" office:value="66.0958278268668" calcext:value-type="float">
            <text:p>66</text:p>
          </table:table-cell>
          <table:table-cell table:style-name="ce3" table:formula="of:=FLOOR([.G28]/[.C29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9-05-01" calcext:value-type="date">
            <text:p>01/05/19</text:p>
          </table:table-cell>
          <table:table-cell table:style-name="ce3" table:formula="of:=[$Sheet2.$B29]/[.C31]+([.D31]/[.C31])+[.H30]" office:value-type="float" office:value="3.7535209034635" calcext:value-type="float">
            <text:p>4</text:p>
          </table:table-cell>
          <table:table-cell table:style-name="ce6" office:value-type="float" office:value="134.25" calcext:value-type="float">
            <text:p>134,25</text:p>
          </table:table-cell>
          <table:table-cell table:formula="of:=[.E30]*SUM([.$F$2:.F30])" office:value-type="float" office:value="0" calcext:value-type="float">
            <text:p>0,00</text:p>
          </table:table-cell>
          <table:table-cell/>
          <table:table-cell table:style-name="ce5" office:value-type="float" office:value="2.57413509060956" calcext:value-type="float">
            <text:p>3</text:p>
          </table:table-cell>
          <table:table-cell table:style-name="ce3" table:formula="of:=IF(([.G29]+[.D30])&lt;[.C30];[.G29]+[.D30];[.G29]+[.D30]-(FLOOR([.G29]/[.C30]))*[.C30])" office:value-type="float" office:value="66.0958278268668" calcext:value-type="float">
            <text:p>66</text:p>
          </table:table-cell>
          <table:table-cell table:style-name="ce3" table:formula="of:=FLOOR([.G29]/[.C3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19-06-01" calcext:value-type="date">
            <text:p>01/06/19</text:p>
          </table:table-cell>
          <table:table-cell table:style-name="ce3" table:formula="of:=[$Sheet2.$B30]/[.C32]+([.D32]/[.C32])+[.H31]" office:value-type="float" office:value="2.42863504493169" calcext:value-type="float">
            <text:p>2</text:p>
          </table:table-cell>
          <table:table-cell table:style-name="ce6" office:value-type="float" office:value="121.4" calcext:value-type="float">
            <text:p>121,40</text:p>
          </table:table-cell>
          <table:table-cell table:formula="of:=[.E31]*SUM([.$F$2:.F31])" office:value-type="float" office:value="143.177437680469" calcext:value-type="float">
            <text:p>143,18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2.42863504493169" calcext:value-type="float">
            <text:p>2</text:p>
          </table:table-cell>
          <table:table-cell table:style-name="ce3" table:formula="of:=IF(([.G30]+[.D31])&lt;[.C31];[.G30]+[.D31];[.G30]+[.D31]-(FLOOR([.G30]/[.C31]))*[.C31])" office:value-type="float" office:value="209.273265507336" calcext:value-type="float">
            <text:p>209</text:p>
          </table:table-cell>
          <table:table-cell table:style-name="ce3" table:formula="of:=FLOOR([.G30]/[.C31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9-07-01" calcext:value-type="date">
            <text:p>01/07/19</text:p>
          </table:table-cell>
          <table:table-cell table:style-name="ce3" table:formula="of:=[$Sheet2.$B31]/[.C33]+([.D33]/[.C33])+[.H32]" office:value-type="float" office:value="3.32518514054163" calcext:value-type="float">
            <text:p>3</text:p>
          </table:table-cell>
          <table:table-cell table:style-name="ce6" office:value-type="float" office:value="133.34" calcext:value-type="float">
            <text:p>133,34</text:p>
          </table:table-cell>
          <table:table-cell table:formula="of:=[.E32]*SUM([.$F$2:.F32])" office:value-type="float" office:value="0" calcext:value-type="float">
            <text:p>0,00</text:p>
          </table:table-cell>
          <table:table-cell/>
          <table:table-cell table:style-name="ce5" office:value-type="float" office:value="2.32518514054163" calcext:value-type="float">
            <text:p>2</text:p>
          </table:table-cell>
          <table:table-cell table:style-name="ce3" table:formula="of:=IF(([.G31]+[.D32])&lt;[.C32];[.G31]+[.D32];[.G31]+[.D32]-(FLOOR([.G31]/[.C32]))*[.C32])" office:value-type="float" office:value="75.9332655073358" calcext:value-type="float">
            <text:p>76</text:p>
          </table:table-cell>
          <table:table-cell table:style-name="ce3" table:formula="of:=FLOOR([.G31]/[.C32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9-08-01" calcext:value-type="date">
            <text:p>01/08/19</text:p>
          </table:table-cell>
          <table:table-cell table:style-name="ce3" table:formula="of:=[$Sheet2.$B32]/[.C34]+([.D34]/[.C34])+[.H33]" office:value-type="float" office:value="3.68530111092022" calcext:value-type="float">
            <text:p>4</text:p>
          </table:table-cell>
          <table:table-cell table:style-name="ce6" office:value-type="float" office:value="142.22" calcext:value-type="float">
            <text:p>142,22</text:p>
          </table:table-cell>
          <table:table-cell table:formula="of:=[.E33]*SUM([.$F$2:.F33])" office:value-type="float" office:value="0" calcext:value-type="float">
            <text:p>0,00</text:p>
          </table:table-cell>
          <table:table-cell/>
          <table:table-cell table:style-name="ce5" office:value-type="float" office:value="2.4141713791292" calcext:value-type="float">
            <text:p>2</text:p>
          </table:table-cell>
          <table:table-cell table:style-name="ce3" table:formula="of:=IF(([.G32]+[.D33])&lt;[.C33];[.G32]+[.D33];[.G32]+[.D33]-(FLOOR([.G32]/[.C33]))*[.C33])" office:value-type="float" office:value="75.9332655073358" calcext:value-type="float">
            <text:p>76</text:p>
          </table:table-cell>
          <table:table-cell table:style-name="ce3" table:formula="of:=FLOOR([.G32]/[.C33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9-09-01" calcext:value-type="date">
            <text:p>01/09/19</text:p>
          </table:table-cell>
          <table:table-cell table:style-name="ce3" table:formula="of:=[$Sheet2.$B33]/[.C35]+([.D35]/[.C35])+[.H34]" office:value-type="float" office:value="2.18177806883667" calcext:value-type="float">
            <text:p>2</text:p>
          </table:table-cell>
          <table:table-cell table:style-name="ce6" office:value-type="float" office:value="128.8" calcext:value-type="float">
            <text:p>128,80</text:p>
          </table:table-cell>
          <table:table-cell table:formula="of:=[.E34]*SUM([.$F$2:.F34])" office:value-type="float" office:value="163.721509454683" calcext:value-type="float">
            <text:p>163,72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7.94216926688068" calcext:value-type="float">
            <text:p>8</text:p>
          </table:table-cell>
          <table:table-cell table:style-name="ce3" table:formula="of:=IF(([.G33]+[.D34])&lt;[.C34];[.G33]+[.D34];[.G33]+[.D34]-(FLOOR([.G33]/[.C34]))*[.C34])" office:value-type="float" office:value="239.654774962019" calcext:value-type="float">
            <text:p>240</text:p>
          </table:table-cell>
          <table:table-cell table:style-name="ce3" table:formula="of:=FLOOR([.G33]/[.C34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9-10-01" calcext:value-type="date">
            <text:p>01/10/19</text:p>
          </table:table-cell>
          <table:table-cell table:style-name="ce3" table:formula="of:=[$Sheet2.$B34]/[.C36]+([.D36]/[.C36])+[.H35]" office:value-type="float" office:value="3.37894817375762" calcext:value-type="float">
            <text:p>3</text:p>
          </table:table-cell>
          <table:table-cell table:style-name="ce6" office:value-type="float" office:value="139.06" calcext:value-type="float">
            <text:p>139,06</text:p>
          </table:table-cell>
          <table:table-cell table:formula="of:=[.E35]*SUM([.$F$2:.F35])" office:value-type="float" office:value="0" calcext:value-type="float">
            <text:p>0,00</text:p>
          </table:table-cell>
          <table:table-cell/>
          <table:table-cell table:style-name="ce5" office:value-type="float" office:value="2.37894817375761" calcext:value-type="float">
            <text:p>2</text:p>
          </table:table-cell>
          <table:table-cell table:style-name="ce3" table:formula="of:=IF(([.G34]+[.D35])&lt;[.C35];[.G34]+[.D35];[.G34]+[.D35]-(FLOOR([.G34]/[.C35]))*[.C35])" office:value-type="float" office:value="100.594774962019" calcext:value-type="float">
            <text:p>101</text:p>
          </table:table-cell>
          <table:table-cell table:style-name="ce3" table:formula="of:=FLOOR([.G34]/[.C35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9-11-01" calcext:value-type="date">
            <text:p>01/11/19</text:p>
          </table:table-cell>
          <table:table-cell table:style-name="ce3" table:formula="of:=[$Sheet2.$B35]/[.C37]+([.D37]/[.C37])+[.H36]" office:value-type="float" office:value="3.70970835621961" calcext:value-type="float">
            <text:p>4</text:p>
          </table:table-cell>
          <table:table-cell table:style-name="ce6" office:value-type="float" office:value="128.47" calcext:value-type="float">
            <text:p>128,47</text:p>
          </table:table-cell>
          <table:table-cell table:formula="of:=[.E36]*SUM([.$F$2:.F36])" office:value-type="float" office:value="0" calcext:value-type="float">
            <text:p>0,00</text:p>
          </table:table-cell>
          <table:table-cell/>
          <table:table-cell table:style-name="ce5" office:value-type="float" office:value="2.34546658835936" calcext:value-type="float">
            <text:p>2</text:p>
          </table:table-cell>
          <table:table-cell table:style-name="ce3" table:formula="of:=IF(([.G35]+[.D36])&lt;[.C36];[.G35]+[.D36];[.G35]+[.D36]-(FLOOR([.G35]/[.C36]))*[.C36])" office:value-type="float" office:value="100.594774962019" calcext:value-type="float">
            <text:p>101</text:p>
          </table:table-cell>
          <table:table-cell table:style-name="ce3" table:formula="of:=FLOOR([.G35]/[.C36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19-12-01" calcext:value-type="date">
            <text:p>01/12/19</text:p>
          </table:table-cell>
          <table:table-cell table:style-name="ce3" table:formula="of:=[$Sheet2.$B36]/[.C38]+([.D38]/[.C38])+[.H37]" office:value-type="float" office:value="2.35855954277909" calcext:value-type="float">
            <text:p>2</text:p>
          </table:table-cell>
          <table:table-cell table:style-name="ce6" office:value-type="float" office:value="128.42" calcext:value-type="float">
            <text:p>128,42</text:p>
          </table:table-cell>
          <table:table-cell table:formula="of:=[.E37]*SUM([.$F$2:.F37])" office:value-type="float" office:value="175.195927828614" calcext:value-type="float">
            <text:p>175,20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2.35855954277908" calcext:value-type="float">
            <text:p>2</text:p>
          </table:table-cell>
          <table:table-cell table:style-name="ce3" table:formula="of:=IF(([.G36]+[.D37])&lt;[.C37];[.G36]+[.D37];[.G36]+[.D37]-(FLOOR([.G36]/[.C37]))*[.C37])" office:value-type="float" office:value="275.790702790633" calcext:value-type="float">
            <text:p>276</text:p>
          </table:table-cell>
          <table:table-cell table:style-name="ce3" table:formula="of:=FLOOR([.G36]/[.C3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1-01" calcext:value-type="date">
            <text:p>01/01/20</text:p>
          </table:table-cell>
          <table:table-cell table:style-name="ce3" table:formula="of:=[$Sheet2.$B37]/[.C39]+([.D39]/[.C39])+[.H38]" office:value-type="float" office:value="4.18612875074109" calcext:value-type="float">
            <text:p>4</text:p>
          </table:table-cell>
          <table:table-cell table:style-name="ce6" office:value-type="float" office:value="128.95" calcext:value-type="float">
            <text:p>128,95</text:p>
          </table:table-cell>
          <table:table-cell table:formula="of:=[.E38]*SUM([.$F$2:.F38])" office:value-type="float" office:value="0" calcext:value-type="float">
            <text:p>0,00</text:p>
          </table:table-cell>
          <table:table-cell/>
          <table:table-cell table:style-name="ce5" office:value-type="float" office:value="2.1861287507411" calcext:value-type="float">
            <text:p>2</text:p>
          </table:table-cell>
          <table:table-cell table:style-name="ce3" table:formula="of:=IF(([.G37]+[.D38])&lt;[.C38];[.G37]+[.D38];[.G37]+[.D38]-(FLOOR([.G37]/[.C38]))*[.C38])" office:value-type="float" office:value="17.8907027906328" calcext:value-type="float">
            <text:p>18</text:p>
          </table:table-cell>
          <table:table-cell table:style-name="ce3" table:formula="of:=FLOOR([.G37]/[.C38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2-01" calcext:value-type="date">
            <text:p>01/02/20</text:p>
          </table:table-cell>
          <table:table-cell table:style-name="ce3" table:formula="of:=[$Sheet2.$B38]/[.C40]+([.D40]/[.C40])+[.H39]" office:value-type="float" office:value="3.79995628539993" calcext:value-type="float">
            <text:p>4</text:p>
          </table:table-cell>
          <table:table-cell table:style-name="ce6" office:value-type="float" office:value="137.78" calcext:value-type="float">
            <text:p>137,78</text:p>
          </table:table-cell>
          <table:table-cell table:formula="of:=[.E39]*SUM([.$F$2:.F39])" office:value-type="float" office:value="0" calcext:value-type="float">
            <text:p>0,00</text:p>
          </table:table-cell>
          <table:table-cell/>
          <table:table-cell table:style-name="ce5" office:value-type="float" office:value="2.30617690111077" calcext:value-type="float">
            <text:p>2</text:p>
          </table:table-cell>
          <table:table-cell table:style-name="ce3" table:formula="of:=IF(([.G38]+[.D39])&lt;[.C39];[.G38]+[.D39];[.G38]+[.D39]-(FLOOR([.G38]/[.C39]))*[.C39])" office:value-type="float" office:value="17.8907027906328" calcext:value-type="float">
            <text:p>18</text:p>
          </table:table-cell>
          <table:table-cell table:style-name="ce3" table:formula="of:=FLOOR([.G38]/[.C3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3-01" calcext:value-type="date">
            <text:p>01/03/20</text:p>
          </table:table-cell>
          <table:table-cell table:style-name="ce3" table:formula="of:=[$Sheet2.$B39]/[.C41]+([.D41]/[.C41])+[.H40]" office:value-type="float" office:value="2.52138538225816" calcext:value-type="float">
            <text:p>3</text:p>
          </table:table-cell>
          <table:table-cell table:style-name="ce6" office:value-type="float" office:value="124.89" calcext:value-type="float">
            <text:p>124,89</text:p>
          </table:table-cell>
          <table:table-cell table:formula="of:=[.E40]*SUM([.$F$2:.F40])" office:value-type="float" office:value="186.558107303873" calcext:value-type="float">
            <text:p>186,56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2.52138538225816" calcext:value-type="float">
            <text:p>3</text:p>
          </table:table-cell>
          <table:table-cell table:style-name="ce3" table:formula="of:=IF(([.G39]+[.D40])&lt;[.C40];[.G39]+[.D40];[.G39]+[.D40]-(FLOOR([.G39]/[.C40]))*[.C40])" office:value-type="float" office:value="204.448810094506" calcext:value-type="float">
            <text:p>204</text:p>
          </table:table-cell>
          <table:table-cell table:style-name="ce3" table:formula="of:=FLOOR([.G39]/[.C4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4-01" calcext:value-type="date">
            <text:p>01/04/20</text:p>
          </table:table-cell>
          <table:table-cell table:style-name="ce3" table:formula="of:=[$Sheet2.$B40]/[.C42]+([.D42]/[.C42])+[.H41]" office:value-type="float" office:value="3.99304475214576" calcext:value-type="float">
            <text:p>4</text:p>
          </table:table-cell>
          <table:table-cell table:style-name="ce6" office:value-type="float" office:value="101.59" calcext:value-type="float">
            <text:p>101,59</text:p>
          </table:table-cell>
          <table:table-cell table:formula="of:=[.E41]*SUM([.$F$2:.F41])" office:value-type="float" office:value="0" calcext:value-type="float">
            <text:p>0,00</text:p>
          </table:table-cell>
          <table:table-cell/>
          <table:table-cell table:style-name="ce5" office:value-type="float" office:value="16.210092427849" calcext:value-type="float">
            <text:p>16</text:p>
          </table:table-cell>
          <table:table-cell table:style-name="ce3" table:formula="of:=IF(([.G40]+[.D41])&lt;[.C41];[.G40]+[.D41];[.G40]+[.D41]-(FLOOR([.G40]/[.C41]))*[.C41])" office:value-type="float" office:value="1.2688100945058" calcext:value-type="float">
            <text:p>1</text:p>
          </table:table-cell>
          <table:table-cell table:style-name="ce3" table:formula="of:=FLOOR([.G40]/[.C41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5-01" calcext:value-type="date">
            <text:p>01/05/20</text:p>
          </table:table-cell>
          <table:table-cell table:style-name="ce3" table:formula="of:=[$Sheet2.$B41]/[.C43]+([.D43]/[.C43])+[.H42]" office:value-type="float" office:value="3.71447812134727" calcext:value-type="float">
            <text:p>4</text:p>
          </table:table-cell>
          <table:table-cell table:style-name="ce6" office:value-type="float" office:value="117.67" calcext:value-type="float">
            <text:p>117,67</text:p>
          </table:table-cell>
          <table:table-cell table:formula="of:=[.E42]*SUM([.$F$2:.F42])" office:value-type="float" office:value="0" calcext:value-type="float">
            <text:p>0,00</text:p>
          </table:table-cell>
          <table:table-cell/>
          <table:table-cell table:style-name="ce5" office:value-type="float" office:value="1.86166489436169" calcext:value-type="float">
            <text:p>2</text:p>
          </table:table-cell>
          <table:table-cell table:style-name="ce3" table:formula="of:=IF(([.G41]+[.D42])&lt;[.C42];[.G41]+[.D42];[.G41]+[.D42]-(FLOOR([.G41]/[.C42]))*[.C42])" office:value-type="float" office:value="1.2688100945058" calcext:value-type="float">
            <text:p>1</text:p>
          </table:table-cell>
          <table:table-cell table:style-name="ce3" table:formula="of:=FLOOR([.G41]/[.C4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6-01" calcext:value-type="date">
            <text:p>01/06/20</text:p>
          </table:table-cell>
          <table:table-cell table:style-name="ce3" table:formula="of:=[$Sheet2.$B42]/[.C44]+([.D44]/[.C44])+[.H43]" office:value-type="float" office:value="2.09248446539533" calcext:value-type="float">
            <text:p>2</text:p>
          </table:table-cell>
          <table:table-cell table:style-name="ce6" office:value-type="float" office:value="119.05" calcext:value-type="float">
            <text:p>119,05</text:p>
          </table:table-cell>
          <table:table-cell table:formula="of:=[.E43]*SUM([.$F$2:.F43])" office:value-type="float" office:value="220.577414672633" calcext:value-type="float">
            <text:p>220,58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2.09248446539533" calcext:value-type="float">
            <text:p>2</text:p>
          </table:table-cell>
          <table:table-cell table:style-name="ce3" table:formula="of:=IF(([.G42]+[.D43])&lt;[.C43];[.G42]+[.D43];[.G42]+[.D43]-(FLOOR([.G42]/[.C43]))*[.C43])" office:value-type="float" office:value="221.846224767139" calcext:value-type="float">
            <text:p>222</text:p>
          </table:table-cell>
          <table:table-cell table:style-name="ce3" table:formula="of:=FLOOR([.G42]/[.C4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7-01" calcext:value-type="date">
            <text:p>01/07/20</text:p>
          </table:table-cell>
          <table:table-cell table:style-name="ce3" table:formula="of:=[$Sheet2.$B43]/[.C45]+([.D45]/[.C45])+[.H44]" office:value-type="float" office:value="3.00697206037999" calcext:value-type="float">
            <text:p>3</text:p>
          </table:table-cell>
          <table:table-cell table:style-name="ce6" office:value-type="float" office:value="114.88" calcext:value-type="float">
            <text:p>114,88</text:p>
          </table:table-cell>
          <table:table-cell table:formula="of:=[.E44]*SUM([.$F$2:.F44])" office:value-type="float" office:value="0" calcext:value-type="float">
            <text:p>0,00</text:p>
          </table:table-cell>
          <table:table-cell/>
          <table:table-cell table:style-name="ce5" office:value-type="float" office:value="2.00697206038" calcext:value-type="float">
            <text:p>2</text:p>
          </table:table-cell>
          <table:table-cell table:style-name="ce3" table:formula="of:=IF(([.G43]+[.D44])&lt;[.C44];[.G43]+[.D44];[.G43]+[.D44]-(FLOOR([.G43]/[.C44]))*[.C44])" office:value-type="float" office:value="106.966224767139" calcext:value-type="float">
            <text:p>107</text:p>
          </table:table-cell>
          <table:table-cell table:style-name="ce3" table:formula="of:=FLOOR([.G43]/[.C44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8-01" calcext:value-type="date">
            <text:p>01/08/20</text:p>
          </table:table-cell>
          <table:table-cell table:style-name="ce3" table:formula="of:=[$Sheet2.$B44]/[.C46]+([.D46]/[.C46])+[.H45]" office:value-type="float" office:value="3.95417597140775" calcext:value-type="float">
            <text:p>4</text:p>
          </table:table-cell>
          <table:table-cell table:style-name="ce6" office:value-type="float" office:value="117.96" calcext:value-type="float">
            <text:p>117,96</text:p>
          </table:table-cell>
          <table:table-cell table:formula="of:=[.E45]*SUM([.$F$2:.F45])" office:value-type="float" office:value="0" calcext:value-type="float">
            <text:p>0,00</text:p>
          </table:table-cell>
          <table:table-cell/>
          <table:table-cell table:style-name="ce5" office:value-type="float" office:value="1.95106297032324" calcext:value-type="float">
            <text:p>2</text:p>
          </table:table-cell>
          <table:table-cell table:style-name="ce3" table:formula="of:=IF(([.G44]+[.D45])&lt;[.C45];[.G44]+[.D45];[.G44]+[.D45]-(FLOOR([.G44]/[.C45]))*[.C45])" office:value-type="float" office:value="106.966224767139" calcext:value-type="float">
            <text:p>107</text:p>
          </table:table-cell>
          <table:table-cell table:style-name="ce3" table:formula="of:=FLOOR([.G44]/[.C4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09-01" calcext:value-type="date">
            <text:p>01/09/20</text:p>
          </table:table-cell>
          <table:table-cell table:style-name="ce3" table:formula="of:=[$Sheet2.$B45]/[.C47]+([.D47]/[.C47])+[.H46]" office:value-type="float" office:value="1.98067495064158" calcext:value-type="float">
            <text:p>2</text:p>
          </table:table-cell>
          <table:table-cell table:style-name="ce6" office:value-type="float" office:value="117.34" calcext:value-type="float">
            <text:p>117,34</text:p>
          </table:table-cell>
          <table:table-cell table:formula="of:=[.E46]*SUM([.$F$2:.F46])" office:value-type="float" office:value="235.045279547256" calcext:value-type="float">
            <text:p>235,05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4.91795568992454" calcext:value-type="float">
            <text:p>5</text:p>
          </table:table-cell>
          <table:table-cell table:style-name="ce3" table:formula="of:=IF(([.G45]+[.D46])&lt;[.C46];[.G45]+[.D46];[.G45]+[.D46]-(FLOOR([.G45]/[.C46]))*[.C46])" office:value-type="float" office:value="342.011504314395" calcext:value-type="float">
            <text:p>342</text:p>
          </table:table-cell>
          <table:table-cell table:style-name="ce3" table:formula="of:=FLOOR([.G45]/[.C4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10-01" calcext:value-type="date">
            <text:p>01/10/20</text:p>
          </table:table-cell>
          <table:table-cell table:style-name="ce3" table:formula="of:=[$Sheet2.$B46]/[.C48]+([.D48]/[.C48])+[.H47]" office:value-type="float" office:value="4.06342812997286" calcext:value-type="float">
            <text:p>4</text:p>
          </table:table-cell>
          <table:table-cell table:style-name="ce6" office:value-type="float" office:value="116.87" calcext:value-type="float">
            <text:p>116,87</text:p>
          </table:table-cell>
          <table:table-cell table:formula="of:=[.E47]*SUM([.$F$2:.F47])" office:value-type="float" office:value="0" calcext:value-type="float">
            <text:p>0,00</text:p>
          </table:table-cell>
          <table:table-cell/>
          <table:table-cell table:style-name="ce5" office:value-type="float" office:value="2.06342812997286" calcext:value-type="float">
            <text:p>2</text:p>
          </table:table-cell>
          <table:table-cell table:style-name="ce3" table:formula="of:=IF(([.G46]+[.D47])&lt;[.C47];[.G46]+[.D47];[.G46]+[.D47]-(FLOOR([.G46]/[.C47]))*[.C47])" office:value-type="float" office:value="108.271504314395" calcext:value-type="float">
            <text:p>108</text:p>
          </table:table-cell>
          <table:table-cell table:style-name="ce3" table:formula="of:=FLOOR([.G46]/[.C47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11-01" calcext:value-type="date">
            <text:p>01/11/20</text:p>
          </table:table-cell>
          <table:table-cell table:style-name="ce3" table:formula="of:=[$Sheet2.$B47]/[.C49]+([.D49]/[.C49])+[.H48]" office:value-type="float" office:value="5.01816945848153" calcext:value-type="float">
            <text:p>5</text:p>
          </table:table-cell>
          <table:table-cell table:style-name="ce6" office:value-type="float" office:value="107.6" calcext:value-type="float">
            <text:p>107,60</text:p>
          </table:table-cell>
          <table:table-cell table:formula="of:=[.E48]*SUM([.$F$2:.F48])" office:value-type="float" office:value="0" calcext:value-type="float">
            <text:p>0,00</text:p>
          </table:table-cell>
          <table:table-cell/>
          <table:table-cell table:style-name="ce5" office:value-type="float" office:value="1.94885335704802" calcext:value-type="float">
            <text:p>2</text:p>
          </table:table-cell>
          <table:table-cell table:style-name="ce3" table:formula="of:=IF(([.G47]+[.D48])&lt;[.C48];[.G47]+[.D48];[.G47]+[.D48]-(FLOOR([.G47]/[.C48]))*[.C48])" office:value-type="float" office:value="0.671504314394809" calcext:value-type="float">
            <text:p>1</text:p>
          </table:table-cell>
          <table:table-cell table:style-name="ce3" table:formula="of:=FLOOR([.G47]/[.C48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0-12-01" calcext:value-type="date">
            <text:p>01/12/20</text:p>
          </table:table-cell>
          <table:table-cell table:style-name="ce3" table:formula="of:=[$Sheet2.$B48]/[.C50]+([.D50]/[.C50])+[.H49]" office:value-type="float" office:value="2.02304851076116" calcext:value-type="float">
            <text:p>2</text:p>
          </table:table-cell>
          <table:table-cell table:style-name="ce6" office:value-type="float" office:value="118.34" calcext:value-type="float">
            <text:p>118,34</text:p>
          </table:table-cell>
          <table:table-cell table:formula="of:=[.E49]*SUM([.$F$2:.F49])" office:value-type="float" office:value="244.882867443641" calcext:value-type="float">
            <text:p>244,88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2.02304851076116" calcext:value-type="float">
            <text:p>2</text:p>
          </table:table-cell>
          <table:table-cell table:style-name="ce3" table:formula="of:=IF(([.G48]+[.D49])&lt;[.C49];[.G48]+[.D49];[.G48]+[.D49]-(FLOOR([.G48]/[.C49]))*[.C49])" office:value-type="float" office:value="245.554371758036" calcext:value-type="float">
            <text:p>246</text:p>
          </table:table-cell>
          <table:table-cell table:style-name="ce3" table:formula="of:=FLOOR([.G48]/[.C4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1-01-01" calcext:value-type="date">
            <text:p>01/01/21</text:p>
          </table:table-cell>
          <table:table-cell table:style-name="ce3" table:formula="of:=[$Sheet2.$B49]/[.C51]+([.D51]/[.C51])+[.H50]" office:value-type="float" office:value="4.03640373056131" calcext:value-type="float">
            <text:p>4</text:p>
          </table:table-cell>
          <table:table-cell table:style-name="ce6" office:value-type="float" office:value="120.21" calcext:value-type="float">
            <text:p>120,21</text:p>
          </table:table-cell>
          <table:table-cell table:formula="of:=[.E50]*SUM([.$F$2:.F50])" office:value-type="float" office:value="0" calcext:value-type="float">
            <text:p>0,00</text:p>
          </table:table-cell>
          <table:table-cell/>
          <table:table-cell table:style-name="ce5" office:value-type="float" office:value="2.0364037305613" calcext:value-type="float">
            <text:p>2</text:p>
          </table:table-cell>
          <table:table-cell table:style-name="ce3" table:formula="of:=IF(([.G49]+[.D50])&lt;[.C50];[.G49]+[.D50];[.G49]+[.D50]-(FLOOR([.G49]/[.C50]))*[.C50])" office:value-type="float" office:value="5.13437175803583" calcext:value-type="float">
            <text:p>5</text:p>
          </table:table-cell>
          <table:table-cell table:style-name="ce3" table:formula="of:=FLOOR([.G49]/[.C50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1-02-01" calcext:value-type="date">
            <text:p>01/02/21</text:p>
          </table:table-cell>
          <table:table-cell table:style-name="ce3" table:formula="of:=[$Sheet2.$B50]/[.C52]+([.D52]/[.C52])+[.H51]" office:value-type="float" office:value="4.2185511708939" calcext:value-type="float">
            <text:p>4</text:p>
          </table:table-cell>
          <table:table-cell table:style-name="ce6" office:value-type="float" office:value="114.52" calcext:value-type="float">
            <text:p>114,52</text:p>
          </table:table-cell>
          <table:table-cell table:formula="of:=[.E51]*SUM([.$F$2:.F51])" office:value-type="float" office:value="0" calcext:value-type="float">
            <text:p>0,00</text:p>
          </table:table-cell>
          <table:table-cell/>
          <table:table-cell table:style-name="ce5" office:value-type="float" office:value="2.00632715331068" calcext:value-type="float">
            <text:p>2</text:p>
          </table:table-cell>
          <table:table-cell table:style-name="ce3" table:formula="of:=IF(([.G50]+[.D51])&lt;[.C51];[.G50]+[.D51];[.G50]+[.D51]-(FLOOR([.G50]/[.C51]))*[.C51])" office:value-type="float" office:value="5.13437175803583" calcext:value-type="float">
            <text:p>5</text:p>
          </table:table-cell>
          <table:table-cell table:style-name="ce3" table:formula="of:=FLOOR([.G50]/[.C5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1-03-01" calcext:value-type="date">
            <text:p>01/03/21</text:p>
          </table:table-cell>
          <table:table-cell table:style-name="ce3" table:formula="of:=[$Sheet2.$B51]/[.C53]+([.D53]/[.C53])+[.H52]" office:value-type="float" office:value="1.73167609622023" calcext:value-type="float">
            <text:p>2</text:p>
          </table:table-cell>
          <table:table-cell table:style-name="ce6" office:value-type="float" office:value="114.95" calcext:value-type="float">
            <text:p>114,95</text:p>
          </table:table-cell>
          <table:table-cell table:formula="of:=[.E52]*SUM([.$F$2:.F52])" office:value-type="float" office:value="254.295150821191" calcext:value-type="float">
            <text:p>254,30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1.73167609622024" calcext:value-type="float">
            <text:p>2</text:p>
          </table:table-cell>
          <table:table-cell table:style-name="ce3" table:formula="of:=IF(([.G51]+[.D52])&lt;[.C52];[.G51]+[.D52];[.G51]+[.D52]-(FLOOR([.G51]/[.C52]))*[.C52])" office:value-type="float" office:value="259.429522579227" calcext:value-type="float">
            <text:p>259</text:p>
          </table:table-cell>
          <table:table-cell table:style-name="ce3" table:formula="of:=FLOOR([.G51]/[.C5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1-04-01" calcext:value-type="date">
            <text:p>01/04/21</text:p>
          </table:table-cell>
          <table:table-cell table:style-name="ce3" table:formula="of:=[$Sheet2.$B52]/[.C54]+([.D54]/[.C54])+[.H53]" office:value-type="float" office:value="3.63672207254581" calcext:value-type="float">
            <text:p>4</text:p>
          </table:table-cell>
          <table:table-cell table:style-name="ce6" office:value-type="float" office:value="127.76" calcext:value-type="float">
            <text:p>127,76</text:p>
          </table:table-cell>
          <table:table-cell table:formula="of:=[.E53]*SUM([.$F$2:.F53])" office:value-type="float" office:value="0" calcext:value-type="float">
            <text:p>0,00</text:p>
          </table:table-cell>
          <table:table-cell/>
          <table:table-cell table:style-name="ce5" office:value-type="float" office:value="8.83503308011715" calcext:value-type="float">
            <text:p>9</text:p>
          </table:table-cell>
          <table:table-cell table:style-name="ce3" table:formula="of:=IF(([.G52]+[.D53])&lt;[.C53];[.G52]+[.D53];[.G52]+[.D53]-(FLOOR([.G52]/[.C53]))*[.C53])" office:value-type="float" office:value="3.90952257922683" calcext:value-type="float">
            <text:p>4</text:p>
          </table:table-cell>
          <table:table-cell table:style-name="ce3" table:formula="of:=FLOOR([.G52]/[.C53])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05-01" calcext:value-type="date">
            <text:p>01/05/21</text:p>
          </table:table-cell>
          <table:table-cell table:style-name="ce3" table:formula="of:=[$Sheet2.$B53]/[.C55]+([.D55]/[.C55])+[.H54]" office:value-type="float" office:value="3.69921321330644" calcext:value-type="float">
            <text:p>4</text:p>
          </table:table-cell>
          <table:table-cell table:style-name="ce6" office:value-type="float" office:value="137.36" calcext:value-type="float">
            <text:p>137,36</text:p>
          </table:table-cell>
          <table:table-cell table:formula="of:=[.E54]*SUM([.$F$2:.F54])" office:value-type="float" office:value="0" calcext:value-type="float">
            <text:p>0,00</text:p>
          </table:table-cell>
          <table:table-cell/>
          <table:table-cell table:style-name="ce5" office:value-type="float" office:value="1.70610033234834" calcext:value-type="float">
            <text:p>2</text:p>
          </table:table-cell>
          <table:table-cell table:style-name="ce3" table:formula="of:=IF(([.G53]+[.D54])&lt;[.C54];[.G53]+[.D54];[.G53]+[.D54]-(FLOOR([.G53]/[.C54]))*[.C54])" office:value-type="float" office:value="3.90952257922683" calcext:value-type="float">
            <text:p>4</text:p>
          </table:table-cell>
          <table:table-cell table:style-name="ce3" table:formula="of:=FLOOR([.G53]/[.C54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06-01" calcext:value-type="date">
            <text:p>01/06/21</text:p>
          </table:table-cell>
          <table:table-cell table:style-name="ce3" table:formula="of:=[$Sheet2.$B54]/[.C56]+([.D56]/[.C56])+[.H55]" office:value-type="float" office:value="1.77038502758473" calcext:value-type="float">
            <text:p>2</text:p>
          </table:table-cell>
          <table:table-cell table:style-name="ce6" office:value-type="float" office:value="138.5" calcext:value-type="float">
            <text:p>138,50</text:p>
          </table:table-cell>
          <table:table-cell table:formula="of:=[.E55]*SUM([.$F$2:.F55])" office:value-type="float" office:value="276.046134012696" calcext:value-type="float">
            <text:p>276,05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.77038502758472" calcext:value-type="float">
            <text:p>2</text:p>
          </table:table-cell>
          <table:table-cell table:style-name="ce3" table:formula="of:=IF(([.G54]+[.D55])&lt;[.C55];[.G54]+[.D55];[.G54]+[.D55]-(FLOOR([.G54]/[.C55]))*[.C55])" office:value-type="float" office:value="279.955656591923" calcext:value-type="float">
            <text:p>280</text:p>
          </table:table-cell>
          <table:table-cell table:style-name="ce3" table:formula="of:=FLOOR([.G54]/[.C55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07-01" calcext:value-type="date">
            <text:p>01/07/21</text:p>
          </table:table-cell>
          <table:table-cell table:style-name="ce3" table:formula="of:=[$Sheet2.$B55]/[.C57]+([.D57]/[.C57])+[.H56]" office:value-type="float" office:value="2.79296915117685" calcext:value-type="float">
            <text:p>3</text:p>
          </table:table-cell>
          <table:table-cell table:style-name="ce6" office:value-type="float" office:value="140.37" calcext:value-type="float">
            <text:p>140,37</text:p>
          </table:table-cell>
          <table:table-cell table:formula="of:=[.E56]*SUM([.$F$2:.F56])" office:value-type="float" office:value="0" calcext:value-type="float">
            <text:p>0,00</text:p>
          </table:table-cell>
          <table:table-cell/>
          <table:table-cell table:style-name="ce5" office:value-type="float" office:value="1.79296915117685" calcext:value-type="float">
            <text:p>2</text:p>
          </table:table-cell>
          <table:table-cell table:style-name="ce3" table:formula="of:=IF(([.G55]+[.D56])&lt;[.C56];[.G55]+[.D56];[.G55]+[.D56]-(FLOOR([.G55]/[.C56]))*[.C56])" office:value-type="float" office:value="139.585656591923" calcext:value-type="float">
            <text:p>140</text:p>
          </table:table-cell>
          <table:table-cell table:style-name="ce3" table:formula="of:=FLOOR([.G55]/[.C56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08-01" calcext:value-type="date">
            <text:p>01/08/21</text:p>
          </table:table-cell>
          <table:table-cell table:style-name="ce3" table:formula="of:=[$Sheet2.$B56]/[.C58]+([.D58]/[.C58])+[.H57]" office:value-type="float" office:value="4.95493440951339" calcext:value-type="float">
            <text:p>5</text:p>
          </table:table-cell>
          <table:table-cell table:style-name="ce6" office:value-type="float" office:value="135.11" calcext:value-type="float">
            <text:p>135,11</text:p>
          </table:table-cell>
          <table:table-cell table:formula="of:=[.E57]*SUM([.$F$2:.F57])" office:value-type="float" office:value="0" calcext:value-type="float">
            <text:p>0,00</text:p>
          </table:table-cell>
          <table:table-cell/>
          <table:table-cell table:style-name="ce5" office:value-type="float" office:value="1.78081703885743" calcext:value-type="float">
            <text:p>2</text:p>
          </table:table-cell>
          <table:table-cell table:style-name="ce3" table:formula="of:=IF(([.G56]+[.D57])&lt;[.C57];[.G56]+[.D57];[.G56]+[.D57]-(FLOOR([.G56]/[.C57]))*[.C57])" office:value-type="float" office:value="4.47565659192276" calcext:value-type="float">
            <text:p>4</text:p>
          </table:table-cell>
          <table:table-cell table:style-name="ce3" table:formula="of:=FLOOR([.G56]/[.C57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09-01" calcext:value-type="date">
            <text:p>01/09/21</text:p>
          </table:table-cell>
          <table:table-cell table:style-name="ce3" table:formula="of:=[$Sheet2.$B57]/[.C59]+([.D59]/[.C59])+[.H58]" office:value-type="float" office:value="1.75781425781426" calcext:value-type="float">
            <text:p>2</text:p>
          </table:table-cell>
          <table:table-cell table:style-name="ce6" office:value-type="float" office:value="133.7" calcext:value-type="float">
            <text:p>133,70</text:p>
          </table:table-cell>
          <table:table-cell table:formula="of:=[.E58]*SUM([.$F$2:.F58])" office:value-type="float" office:value="290.679492456702" calcext:value-type="float">
            <text:p>290,68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5.34899334899335" calcext:value-type="float">
            <text:p>5</text:p>
          </table:table-cell>
          <table:table-cell table:style-name="ce3" table:formula="of:=IF(([.G57]+[.D58])&lt;[.C58];[.G57]+[.D58];[.G57]+[.D58]-(FLOOR([.G57]/[.C58]))*[.C58])" office:value-type="float" office:value="295.155149048625" calcext:value-type="float">
            <text:p>295</text:p>
          </table:table-cell>
          <table:table-cell table:style-name="ce3" table:formula="of:=FLOOR([.G57]/[.C58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10-01" calcext:value-type="date">
            <text:p>01/10/21</text:p>
          </table:table-cell>
          <table:table-cell table:style-name="ce3" table:formula="of:=[$Sheet2.$B58]/[.C60]+([.D60]/[.C60])+[.H59]" office:value-type="float" office:value="3.88908045004244" calcext:value-type="float">
            <text:p>4</text:p>
          </table:table-cell>
          <table:table-cell table:style-name="ce6" office:value-type="float" office:value="134.68" calcext:value-type="float">
            <text:p>134,68</text:p>
          </table:table-cell>
          <table:table-cell table:formula="of:=[.E59]*SUM([.$F$2:.F59])" office:value-type="float" office:value="0" calcext:value-type="float">
            <text:p>0,00</text:p>
          </table:table-cell>
          <table:table-cell/>
          <table:table-cell table:style-name="ce5" office:value-type="float" office:value="1.88908045004244" calcext:value-type="float">
            <text:p>2</text:p>
          </table:table-cell>
          <table:table-cell table:style-name="ce3" table:formula="of:=IF(([.G58]+[.D59])&lt;[.C59];[.G58]+[.D59];[.G58]+[.D59]-(FLOOR([.G58]/[.C59]))*[.C59])" office:value-type="float" office:value="25.7951490486248" calcext:value-type="float">
            <text:p>26</text:p>
          </table:table-cell>
          <table:table-cell table:style-name="ce3" table:formula="of:=FLOOR([.G58]/[.C59])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11-01" calcext:value-type="date">
            <text:p>01/11/21</text:p>
          </table:table-cell>
          <table:table-cell table:style-name="ce3" table:formula="of:=[$Sheet2.$B59]/[.C61]+([.D61]/[.C61])+[.H60]" office:value-type="float" office:value="4.43485858750836" calcext:value-type="float">
            <text:p>4</text:p>
          </table:table-cell>
          <table:table-cell table:style-name="ce6" office:value-type="float" office:value="119.44" calcext:value-type="float">
            <text:p>119,44</text:p>
          </table:table-cell>
          <table:table-cell table:formula="of:=[.E60]*SUM([.$F$2:.F60])" office:value-type="float" office:value="0" calcext:value-type="float">
            <text:p>0,00</text:p>
          </table:table-cell>
          <table:table-cell/>
          <table:table-cell table:style-name="ce5" office:value-type="float" office:value="1.90122743243038" calcext:value-type="float">
            <text:p>2</text:p>
          </table:table-cell>
          <table:table-cell table:style-name="ce3" table:formula="of:=IF(([.G59]+[.D60])&lt;[.C60];[.G59]+[.D60];[.G59]+[.D60]-(FLOOR([.G59]/[.C60]))*[.C60])" office:value-type="float" office:value="25.7951490486248" calcext:value-type="float">
            <text:p>26</text:p>
          </table:table-cell>
          <table:table-cell table:style-name="ce3" table:formula="of:=FLOOR([.G59]/[.C60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1-12-01" calcext:value-type="date">
            <text:p>01/12/21</text:p>
          </table:table-cell>
          <table:table-cell table:style-name="ce3" table:formula="of:=[$Sheet2.$B60]/[.C62]+([.D62]/[.C62])+[.H61]" office:value-type="float" office:value="1.65017481952038" calcext:value-type="float">
            <text:p>2</text:p>
          </table:table-cell>
          <table:table-cell table:style-name="ce6" office:value-type="float" office:value="118.25" calcext:value-type="float">
            <text:p>118,25</text:p>
          </table:table-cell>
          <table:table-cell table:formula="of:=[.E61]*SUM([.$F$2:.F61])" office:value-type="float" office:value="299.601884087971" calcext:value-type="float">
            <text:p>299,60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.65017481952038" calcext:value-type="float">
            <text:p>2</text:p>
          </table:table-cell>
          <table:table-cell table:style-name="ce3" table:formula="of:=IF(([.G60]+[.D61])&lt;[.C61];[.G60]+[.D61];[.G60]+[.D61]-(FLOOR([.G60]/[.C61]))*[.C61])" office:value-type="float" office:value="325.397033136596" calcext:value-type="float">
            <text:p>325</text:p>
          </table:table-cell>
          <table:table-cell table:style-name="ce3" table:formula="of:=FLOOR([.G60]/[.C61])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2-01-01" calcext:value-type="date">
            <text:p>01/01/22</text:p>
          </table:table-cell>
          <table:table-cell table:style-name="ce3" table:formula="of:=[$Sheet2.$B61]/[.C63]+([.D63]/[.C63])+[.H62]" office:value-type="float" office:value="3.68989072220251" calcext:value-type="float">
            <text:p>4</text:p>
          </table:table-cell>
          <table:table-cell table:style-name="ce6" office:value-type="float" office:value="134.07" calcext:value-type="float">
            <text:p>134,07</text:p>
          </table:table-cell>
          <table:table-cell table:formula="of:=[.E62]*SUM([.$F$2:.F62])" office:value-type="float" office:value="0" calcext:value-type="float">
            <text:p>0,00</text:p>
          </table:table-cell>
          <table:table-cell/>
          <table:table-cell table:style-name="ce5" office:value-type="float" office:value="1.68989072220251" calcext:value-type="float">
            <text:p>2</text:p>
          </table:table-cell>
          <table:table-cell table:style-name="ce3" table:formula="of:=IF(([.G61]+[.D62])&lt;[.C62];[.G61]+[.D62];[.G61]+[.D62]-(FLOOR([.G61]/[.C62]))*[.C62])" office:value-type="float" office:value="57.2570331365957" calcext:value-type="float">
            <text:p>57</text:p>
          </table:table-cell>
          <table:table-cell table:style-name="ce3" table:formula="of:=FLOOR([.G61]/[.C62])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2" office:value-type="date" office:date-value="2022-02-01" calcext:value-type="date">
            <text:p>01/02/22</text:p>
          </table:table-cell>
          <table:table-cell table:style-name="ce3" table:formula="of:=[$Sheet2.$B62]/[.C64]+([.D64]/[.C64])+[.H63]" office:value-type="float" office:value="4.47666808710195" calcext:value-type="float">
            <text:p>4</text:p>
          </table:table-cell>
          <table:table-cell table:style-name="ce6" office:value-type="float" office:value="133.76" calcext:value-type="float">
            <text:p>133,76</text:p>
          </table:table-cell>
          <table:table-cell table:formula="of:=[.E63]*SUM([.$F$2:.F63])" office:value-type="float" office:value="0" calcext:value-type="float">
            <text:p>0,00</text:p>
          </table:table-cell>
          <table:table-cell/>
          <table:table-cell table:style-name="ce5" office:value-type="float" office:value="1.95960394052837" calcext:value-type="float">
            <text:p>2</text:p>
          </table:table-cell>
          <table:table-cell table:style-name="ce3" table:formula="of:=IF(([.G62]+[.D63])&lt;[.C63];[.G62]+[.D63];[.G62]+[.D63]-(FLOOR([.G62]/[.C63]))*[.C63])" office:value-type="float" office:value="57.2570331365957" calcext:value-type="float">
            <text:p>57</text:p>
          </table:table-cell>
          <table:table-cell table:style-name="ce3" table:formula="of:=FLOOR([.G62]/[.C6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03-01" calcext:value-type="date">
            <text:p>01/03/22</text:p>
          </table:table-cell>
          <table:table-cell table:style-name="ce3" table:formula="of:=[$Sheet2.$B63]/[.C65]+([.D65]/[.C65])+[.H64]" office:value-type="float" office:value="1.93975824715376" calcext:value-type="float">
            <text:p>2</text:p>
          </table:table-cell>
          <table:table-cell table:style-name="ce6" office:value-type="float" office:value="122.67" calcext:value-type="float">
            <text:p>122,67</text:p>
          </table:table-cell>
          <table:table-cell table:formula="of:=[.E64]*SUM([.$F$2:.F64])" office:value-type="float" office:value="308.768258860181" calcext:value-type="float">
            <text:p>308,77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.93975824715375" calcext:value-type="float">
            <text:p>2</text:p>
          </table:table-cell>
          <table:table-cell table:style-name="ce3" table:formula="of:=IF(([.G63]+[.D64])&lt;[.C64];[.G63]+[.D64];[.G63]+[.D64]-(FLOOR([.G63]/[.C64]))*[.C64])" office:value-type="float" office:value="366.025291996777" calcext:value-type="float">
            <text:p>366</text:p>
          </table:table-cell>
          <table:table-cell table:style-name="ce3" table:formula="of:=FLOOR([.G63]/[.C6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04-01" calcext:value-type="date">
            <text:p>01/04/22</text:p>
          </table:table-cell>
          <table:table-cell table:style-name="ce3" table:formula="of:=[$Sheet2.$B64]/[.C66]+([.D66]/[.C66])+[.H65]" office:value-type="float" office:value="3.97447400012637" calcext:value-type="float">
            <text:p>4</text:p>
          </table:table-cell>
          <table:table-cell table:style-name="ce6" office:value-type="float" office:value="129.66" calcext:value-type="float">
            <text:p>129,66</text:p>
          </table:table-cell>
          <table:table-cell table:formula="of:=[.E65]*SUM([.$F$2:.F65])" office:value-type="float" office:value="0" calcext:value-type="float">
            <text:p>0,00</text:p>
          </table:table-cell>
          <table:table-cell/>
          <table:table-cell table:style-name="ce5" office:value-type="float" office:value="7.49507550388577" calcext:value-type="float">
            <text:p>7</text:p>
          </table:table-cell>
          <table:table-cell table:style-name="ce3" table:formula="of:=IF(([.G64]+[.D65])&lt;[.C65];[.G64]+[.D65];[.G64]+[.D65]-(FLOOR([.G64]/[.C65]))*[.C65])" office:value-type="float" office:value="106.705291996777" calcext:value-type="float">
            <text:p>107</text:p>
          </table:table-cell>
          <table:table-cell table:style-name="ce3" table:formula="of:=FLOOR([.G64]/[.C65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05-01" calcext:value-type="date">
            <text:p>01/05/22</text:p>
          </table:table-cell>
          <table:table-cell table:style-name="ce3" table:formula="of:=[$Sheet2.$B65]/[.C67]+([.D67]/[.C67])+[.H66]" office:value-type="float" office:value="4.1628331629012" calcext:value-type="float">
            <text:p>4</text:p>
          </table:table-cell>
          <table:table-cell table:style-name="ce6" office:value-type="float" office:value="133" calcext:value-type="float">
            <text:p>133,00</text:p>
          </table:table-cell>
          <table:table-cell table:formula="of:=[.E66]*SUM([.$F$2:.F66])" office:value-type="float" office:value="0" calcext:value-type="float">
            <text:p>0,00</text:p>
          </table:table-cell>
          <table:table-cell/>
          <table:table-cell table:style-name="ce5" office:value-type="float" office:value="1.80801354997675" calcext:value-type="float">
            <text:p>2</text:p>
          </table:table-cell>
          <table:table-cell table:style-name="ce3" table:formula="of:=IF(([.G65]+[.D66])&lt;[.C66];[.G65]+[.D66];[.G65]+[.D66]-(FLOOR([.G65]/[.C66]))*[.C66])" office:value-type="float" office:value="106.705291996777" calcext:value-type="float">
            <text:p>107</text:p>
          </table:table-cell>
          <table:table-cell table:style-name="ce3" table:formula="of:=FLOOR([.G65]/[.C6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06-01" calcext:value-type="date">
            <text:p>01/06/22</text:p>
          </table:table-cell>
          <table:table-cell table:style-name="ce3" table:formula="of:=[$Sheet2.$B66]/[.C68]+([.D68]/[.C68])+[.H67]" office:value-type="float" office:value="1.75549469840601" calcext:value-type="float">
            <text:p>2</text:p>
          </table:table-cell>
          <table:table-cell table:style-name="ce6" office:value-type="float" office:value="139.67" calcext:value-type="float">
            <text:p>139,67</text:p>
          </table:table-cell>
          <table:table-cell table:formula="of:=[.E67]*SUM([.$F$2:.F67])" office:value-type="float" office:value="328.897655337157" calcext:value-type="float">
            <text:p>328,90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.75549469840601" calcext:value-type="float">
            <text:p>2</text:p>
          </table:table-cell>
          <table:table-cell table:style-name="ce3" table:formula="of:=IF(([.G66]+[.D67])&lt;[.C67];[.G66]+[.D67];[.G66]+[.D67]-(FLOOR([.G66]/[.C67]))*[.C67])" office:value-type="float" office:value="435.602947333934" calcext:value-type="float">
            <text:p>436</text:p>
          </table:table-cell>
          <table:table-cell table:style-name="ce3" table:formula="of:=FLOOR([.G66]/[.C6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07-01" calcext:value-type="date">
            <text:p>01/07/22</text:p>
          </table:table-cell>
          <table:table-cell table:style-name="ce3" table:formula="of:=[$Sheet2.$B67]/[.C69]+([.D69]/[.C69])+[.H68]" office:value-type="float" office:value="4.78030343491745" calcext:value-type="float">
            <text:p>5</text:p>
          </table:table-cell>
          <table:table-cell table:style-name="ce6" office:value-type="float" office:value="141" calcext:value-type="float">
            <text:p>141,00</text:p>
          </table:table-cell>
          <table:table-cell table:formula="of:=[.E68]*SUM([.$F$2:.F68])" office:value-type="float" office:value="0" calcext:value-type="float">
            <text:p>0,00</text:p>
          </table:table-cell>
          <table:table-cell/>
          <table:table-cell table:style-name="ce5" office:value-type="float" office:value="1.78030343491745" calcext:value-type="float">
            <text:p>2</text:p>
          </table:table-cell>
          <table:table-cell table:style-name="ce3" table:formula="of:=IF(([.G67]+[.D68])&lt;[.C68];[.G67]+[.D68];[.G67]+[.D68]-(FLOOR([.G67]/[.C68]))*[.C68])" office:value-type="float" office:value="12.6029473339337" calcext:value-type="float">
            <text:p>13</text:p>
          </table:table-cell>
          <table:table-cell table:style-name="ce3" table:formula="of:=FLOOR([.G67]/[.C68])" office:value-type="float" office:value="3" calcext:value-type="float">
            <text:p>3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08-01" calcext:value-type="date">
            <text:p>01/08/22</text:p>
          </table:table-cell>
          <table:table-cell table:style-name="ce3" table:formula="of:=[$Sheet2.$B68]/[.C70]+([.D70]/[.C70])+[.H69]" office:value-type="float" office:value="4.58664227767216" calcext:value-type="float">
            <text:p>5</text:p>
          </table:table-cell>
          <table:table-cell table:style-name="ce6" office:value-type="float" office:value="130.75" calcext:value-type="float">
            <text:p>130,75</text:p>
          </table:table-cell>
          <table:table-cell table:formula="of:=[.E69]*SUM([.$F$2:.F69])" office:value-type="float" office:value="0" calcext:value-type="float">
            <text:p>0,00</text:p>
          </table:table-cell>
          <table:table-cell/>
          <table:table-cell table:style-name="ce5" office:value-type="float" office:value="6.43840079033177" calcext:value-type="float">
            <text:p>6</text:p>
          </table:table-cell>
          <table:table-cell table:style-name="ce3" table:formula="of:=IF(([.G68]+[.D69])&lt;[.C69];[.G68]+[.D69];[.G68]+[.D69]-(FLOOR([.G68]/[.C69]))*[.C69])" office:value-type="float" office:value="12.6029473339337" calcext:value-type="float">
            <text:p>13</text:p>
          </table:table-cell>
          <table:table-cell table:style-name="ce3" table:formula="of:=FLOOR([.G68]/[.C6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09-01" calcext:value-type="date">
            <text:p>01/09/22</text:p>
          </table:table-cell>
          <table:table-cell table:style-name="ce3" table:formula="of:=[$Sheet2.$B69]/[.C71]+([.D71]/[.C71])+[.H70]" office:value-type="float" office:value="1.98526646405302" calcext:value-type="float">
            <text:p>2</text:p>
          </table:table-cell>
          <table:table-cell table:style-name="ce6" office:value-type="float" office:value="128.4" calcext:value-type="float">
            <text:p>128,40</text:p>
          </table:table-cell>
          <table:table-cell table:formula="of:=[.E70]*SUM([.$F$2:.F70])" office:value-type="float" office:value="345.734206974506" calcext:value-type="float">
            <text:p>345,73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.98526646405302" calcext:value-type="float">
            <text:p>2</text:p>
          </table:table-cell>
          <table:table-cell table:style-name="ce3" table:formula="of:=IF(([.G69]+[.D70])&lt;[.C70];[.G69]+[.D70];[.G69]+[.D70]-(FLOOR([.G69]/[.C70]))*[.C70])" office:value-type="float" office:value="358.33715430844" calcext:value-type="float">
            <text:p>358</text:p>
          </table:table-cell>
          <table:table-cell table:style-name="ce3" table:formula="of:=FLOOR([.G69]/[.C7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10-01" calcext:value-type="date">
            <text:p>01/10/22</text:p>
          </table:table-cell>
          <table:table-cell table:style-name="ce3" table:formula="of:=[$Sheet2.$B70]/[.C72]+([.D72]/[.C72])+[.H71]" office:value-type="float" office:value="3.72220787048997" calcext:value-type="float">
            <text:p>4</text:p>
          </table:table-cell>
          <table:table-cell table:style-name="ce6" office:value-type="float" office:value="120.16" calcext:value-type="float">
            <text:p>120,16</text:p>
          </table:table-cell>
          <table:table-cell table:formula="of:=[.E71]*SUM([.$F$2:.F71])" office:value-type="float" office:value="0" calcext:value-type="float">
            <text:p>0,00</text:p>
          </table:table-cell>
          <table:table-cell/>
          <table:table-cell table:style-name="ce5" office:value-type="float" office:value="1.72220787048997" calcext:value-type="float">
            <text:p>2</text:p>
          </table:table-cell>
          <table:table-cell table:style-name="ce3" table:formula="of:=IF(([.G70]+[.D71])&lt;[.C71];[.G70]+[.D71];[.G70]+[.D71]-(FLOOR([.G70]/[.C71]))*[.C71])" office:value-type="float" office:value="118.01715430844" calcext:value-type="float">
            <text:p>118</text:p>
          </table:table-cell>
          <table:table-cell table:style-name="ce3" table:formula="of:=FLOOR([.G70]/[.C71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11-01" calcext:value-type="date">
            <text:p>01/11/22</text:p>
          </table:table-cell>
          <table:table-cell table:style-name="ce3" table:formula="of:=[$Sheet2.$B71]/[.C73]+([.D73]/[.C73])+[.H72]" office:value-type="float" office:value="3.94163566193618" calcext:value-type="float">
            <text:p>4</text:p>
          </table:table-cell>
          <table:table-cell table:style-name="ce6" office:value-type="float" office:value="138.25" calcext:value-type="float">
            <text:p>138,25</text:p>
          </table:table-cell>
          <table:table-cell table:formula="of:=[.E72]*SUM([.$F$2:.F72])" office:value-type="float" office:value="0" calcext:value-type="float">
            <text:p>0,00</text:p>
          </table:table-cell>
          <table:table-cell/>
          <table:table-cell table:style-name="ce5" office:value-type="float" office:value="1.5814885374976" calcext:value-type="float">
            <text:p>2</text:p>
          </table:table-cell>
          <table:table-cell table:style-name="ce3" table:formula="of:=IF(([.G71]+[.D72])&lt;[.C72];[.G71]+[.D72];[.G71]+[.D72]-(FLOOR([.G71]/[.C72]))*[.C72])" office:value-type="float" office:value="118.01715430844" calcext:value-type="float">
            <text:p>118</text:p>
          </table:table-cell>
          <table:table-cell table:style-name="ce3" table:formula="of:=FLOOR([.G71]/[.C7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2-12-01" calcext:value-type="date">
            <text:p>01/12/22</text:p>
          </table:table-cell>
          <table:table-cell table:style-name="ce3" table:formula="of:=[$Sheet2.$B72]/[.C74]+([.D74]/[.C74])+[.H73]" office:value-type="float" office:value="1.6906422276443" calcext:value-type="float">
            <text:p>2</text:p>
          </table:table-cell>
          <table:table-cell table:style-name="ce6" office:value-type="float" office:value="149.98" calcext:value-type="float">
            <text:p>149,98</text:p>
          </table:table-cell>
          <table:table-cell table:formula="of:=[.E73]*SUM([.$F$2:.F73])" office:value-type="float" office:value="353.974865723299" calcext:value-type="float">
            <text:p>353,97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.6906422276443" calcext:value-type="float">
            <text:p>2</text:p>
          </table:table-cell>
          <table:table-cell table:style-name="ce3" table:formula="of:=IF(([.G72]+[.D73])&lt;[.C73];[.G72]+[.D73];[.G72]+[.D73]-(FLOOR([.G72]/[.C73]))*[.C73])" office:value-type="float" office:value="471.992020031739" calcext:value-type="float">
            <text:p>472</text:p>
          </table:table-cell>
          <table:table-cell table:style-name="ce3" table:formula="of:=FLOOR([.G72]/[.C7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3">
          <table:table-cell table:style-name="ce2" office:value-type="date" office:date-value="2023-01-01" calcext:value-type="date">
            <text:p>01/01/2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141.1" calcext:value-type="float">
            <text:p>141,10</text:p>
          </table:table-cell>
          <table:table-cell table:formula="of:=[.E74]*SUM([.$F$2:.F74])" office:value-type="float" office:value="0" calcext:value-type="float">
            <text:p>0,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" table:formula="of:=IF(([.G73]+[.D74])&lt;[.C74];[.G73]+[.D74];[.G73]+[.D74]-(FLOOR([.G73]/[.C74]))*[.C74])" office:value-type="float" office:value="48.6920200317388" calcext:value-type="float">
            <text:p>49</text:p>
          </table:table-cell>
          <table:table-cell table:style-name="ce3" table:formula="of:=FLOOR([.G73]/[.C74])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otal:</text:p>
          </table:table-cell>
          <table:table-cell table:style-name="ce5" table:formula="of:=SUM([.B2:.B74])" office:value-type="float" office:value="227.052751269813" calcext:value-type="float">
            <text:p>227</text:p>
          </table:table-cell>
          <table:table-cell table:style-name="ce6" table:formula="of:=[.B75]*[.C74]" office:value-type="float" office:value="32037.1432041706" calcext:value-type="float">
            <text:p>32.037,14</text:p>
          </table:table-cell>
          <table:table-cell table:number-columns-repeated="3"/>
          <table:table-cell table:style-name="ce3"/>
          <table:table-cell table:number-columns-repeated="16377"/>
        </table:table-row>
        <table:table-row table:style-name="ro3" table:number-rows-repeated="104850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26"/>
        <table:table-column table:style-name="co6" table:default-cell-style-name="ce27"/>
        <table:table-row table:style-name="ro2">
          <table:table-cell table:style-name="ce25" office:value-type="float" office:value="1250" calcext:value-type="float">
            <text:p>1.250,00</text:p>
          </table:table-cell>
          <table:table-cell table:formula="of:=[.$A$1]/[.C1]" office:value-type="float" office:value="390.625" calcext:value-type="float">
            <text:p>390,63</text:p>
          </table:table-cell>
          <table:table-cell office:value-type="string" calcext:value-type="string">
            <text:p>3,20</text:p>
          </table:table-cell>
        </table:table-row>
        <table:table-row table:style-name="ro2">
          <table:table-cell/>
          <table:table-cell table:formula="of:=[.$A$1]/[.C2]" office:value-type="float" office:value="403.225806451613" calcext:value-type="float">
            <text:p>403,23</text:p>
          </table:table-cell>
          <table:table-cell office:value-type="string" calcext:value-type="string">
            <text:p>3,10</text:p>
          </table:table-cell>
        </table:table-row>
        <table:table-row table:style-name="ro2">
          <table:table-cell/>
          <table:table-cell table:formula="of:=[.$A$1]/[.C3]" office:value-type="float" office:value="399.361022364217" calcext:value-type="float">
            <text:p>399,36</text:p>
          </table:table-cell>
          <table:table-cell office:value-type="string" calcext:value-type="string">
            <text:p>3,13</text:p>
          </table:table-cell>
        </table:table-row>
        <table:table-row table:style-name="ro2">
          <table:table-cell/>
          <table:table-cell table:formula="of:=[.$A$1]/[.C4]" office:value-type="float" office:value="398.089171974522" calcext:value-type="float">
            <text:p>398,09</text:p>
          </table:table-cell>
          <table:table-cell office:value-type="string" calcext:value-type="string">
            <text:p>3,14</text:p>
          </table:table-cell>
        </table:table-row>
        <table:table-row table:style-name="ro2">
          <table:table-cell/>
          <table:table-cell table:formula="of:=[.$A$1]/[.C5]" office:value-type="float" office:value="389.408099688474" calcext:value-type="float">
            <text:p>389,41</text:p>
          </table:table-cell>
          <table:table-cell office:value-type="string" calcext:value-type="string">
            <text:p>3,21</text:p>
          </table:table-cell>
        </table:table-row>
        <table:table-row table:style-name="ro2">
          <table:table-cell/>
          <table:table-cell table:formula="of:=[.$A$1]/[.C6]" office:value-type="float" office:value="379.939209726444" calcext:value-type="float">
            <text:p>379,94</text:p>
          </table:table-cell>
          <table:table-cell office:value-type="string" calcext:value-type="string">
            <text:p>3,29</text:p>
          </table:table-cell>
        </table:table-row>
        <table:table-row table:style-name="ro2">
          <table:table-cell/>
          <table:table-cell table:formula="of:=[.$A$1]/[.C7]" office:value-type="float" office:value="389.408099688474" calcext:value-type="float">
            <text:p>389,41</text:p>
          </table:table-cell>
          <table:table-cell office:value-type="string" calcext:value-type="string">
            <text:p>3,21</text:p>
          </table:table-cell>
        </table:table-row>
        <table:table-row table:style-name="ro2">
          <table:table-cell/>
          <table:table-cell table:formula="of:=[.$A$1]/[.C8]" office:value-type="float" office:value="396.825396825397" calcext:value-type="float">
            <text:p>396,83</text:p>
          </table:table-cell>
          <table:table-cell office:value-type="string" calcext:value-type="string">
            <text:p>3,15</text:p>
          </table:table-cell>
        </table:table-row>
        <table:table-row table:style-name="ro2">
          <table:table-cell/>
          <table:table-cell table:formula="of:=[.$A$1]/[.C9]" office:value-type="float" office:value="399.361022364217" calcext:value-type="float">
            <text:p>399,36</text:p>
          </table:table-cell>
          <table:table-cell office:value-type="string" calcext:value-type="string">
            <text:p>3,13</text:p>
          </table:table-cell>
        </table:table-row>
        <table:table-row table:style-name="ro2">
          <table:table-cell/>
          <table:table-cell table:formula="of:=[.$A$1]/[.C10]" office:value-type="float" office:value="391.849529780564" calcext:value-type="float">
            <text:p>391,85</text:p>
          </table:table-cell>
          <table:table-cell office:value-type="string" calcext:value-type="string">
            <text:p>3,19</text:p>
          </table:table-cell>
        </table:table-row>
        <table:table-row table:style-name="ro2">
          <table:table-cell/>
          <table:table-cell table:formula="of:=[.$A$1]/[.C11]" office:value-type="float" office:value="383.435582822086" calcext:value-type="float">
            <text:p>383,44</text:p>
          </table:table-cell>
          <table:table-cell office:value-type="string" calcext:value-type="string">
            <text:p>3,26</text:p>
          </table:table-cell>
        </table:table-row>
        <table:table-row table:style-name="ro2">
          <table:table-cell/>
          <table:table-cell table:formula="of:=[.$A$1]/[.C12]" office:value-type="float" office:value="379.939209726444" calcext:value-type="float">
            <text:p>379,94</text:p>
          </table:table-cell>
          <table:table-cell office:value-type="string" calcext:value-type="string">
            <text:p>3,29</text:p>
          </table:table-cell>
        </table:table-row>
        <table:table-row table:style-name="ro2">
          <table:table-cell/>
          <table:table-cell table:formula="of:=[.$A$1]/[.C13]" office:value-type="float" office:value="389.408099688474" calcext:value-type="float">
            <text:p>389,41</text:p>
          </table:table-cell>
          <table:table-cell office:value-type="string" calcext:value-type="string">
            <text:p>3,21</text:p>
          </table:table-cell>
        </table:table-row>
        <table:table-row table:style-name="ro2">
          <table:table-cell/>
          <table:table-cell table:formula="of:=[.$A$1]/[.C14]" office:value-type="float" office:value="385.802469135802" calcext:value-type="float">
            <text:p>385,80</text:p>
          </table:table-cell>
          <table:table-cell office:value-type="string" calcext:value-type="string">
            <text:p>3,24</text:p>
          </table:table-cell>
        </table:table-row>
        <table:table-row table:style-name="ro2">
          <table:table-cell/>
          <table:table-cell table:formula="of:=[.$A$1]/[.C15]" office:value-type="float" office:value="381.09756097561" calcext:value-type="float">
            <text:p>381,10</text:p>
          </table:table-cell>
          <table:table-cell office:value-type="string" calcext:value-type="string">
            <text:p>3,28</text:p>
          </table:table-cell>
        </table:table-row>
        <table:table-row table:style-name="ro2">
          <table:table-cell/>
          <table:table-cell table:formula="of:=[.$A$1]/[.C16]" office:value-type="float" office:value="366.568914956012" calcext:value-type="float">
            <text:p>366,57</text:p>
          </table:table-cell>
          <table:table-cell office:value-type="string" calcext:value-type="string">
            <text:p>3,41</text:p>
          </table:table-cell>
        </table:table-row>
        <table:table-row table:style-name="ro2">
          <table:table-cell/>
          <table:table-cell table:formula="of:=[.$A$1]/[.C17]" office:value-type="float" office:value="343.406593406593" calcext:value-type="float">
            <text:p>343,41</text:p>
          </table:table-cell>
          <table:table-cell office:value-type="string" calcext:value-type="string">
            <text:p>3,64</text:p>
          </table:table-cell>
        </table:table-row>
        <table:table-row table:style-name="ro2">
          <table:table-cell/>
          <table:table-cell table:formula="of:=[.$A$1]/[.C18]" office:value-type="float" office:value="331.564986737401" calcext:value-type="float">
            <text:p>331,56</text:p>
          </table:table-cell>
          <table:table-cell office:value-type="string" calcext:value-type="string">
            <text:p>3,77</text:p>
          </table:table-cell>
        </table:table-row>
        <table:table-row table:style-name="ro2">
          <table:table-cell/>
          <table:table-cell table:formula="of:=[.$A$1]/[.C19]" office:value-type="float" office:value="326.370757180157" calcext:value-type="float">
            <text:p>326,37</text:p>
          </table:table-cell>
          <table:table-cell office:value-type="string" calcext:value-type="string">
            <text:p>3,83</text:p>
          </table:table-cell>
        </table:table-row>
        <table:table-row table:style-name="ro2">
          <table:table-cell/>
          <table:table-cell table:formula="of:=[.$A$1]/[.C20]" office:value-type="float" office:value="318.066157760814" calcext:value-type="float">
            <text:p>318,07</text:p>
          </table:table-cell>
          <table:table-cell office:value-type="string" calcext:value-type="string">
            <text:p>3,93</text:p>
          </table:table-cell>
        </table:table-row>
        <table:table-row table:style-name="ro2">
          <table:table-cell/>
          <table:table-cell table:formula="of:=[.$A$1]/[.C21]" office:value-type="float" office:value="303.398058252427" calcext:value-type="float">
            <text:p>303,40</text:p>
          </table:table-cell>
          <table:table-cell office:value-type="string" calcext:value-type="string">
            <text:p>4,12</text:p>
          </table:table-cell>
        </table:table-row>
        <table:table-row table:style-name="ro2">
          <table:table-cell/>
          <table:table-cell table:formula="of:=[.$A$1]/[.C22]" office:value-type="float" office:value="332.446808510638" calcext:value-type="float">
            <text:p>332,45</text:p>
          </table:table-cell>
          <table:table-cell office:value-type="string" calcext:value-type="string">
            <text:p>3,76</text:p>
          </table:table-cell>
        </table:table-row>
        <table:table-row table:style-name="ro2">
          <table:table-cell/>
          <table:table-cell table:formula="of:=[.$A$1]/[.C23]" office:value-type="float" office:value="329.815303430079" calcext:value-type="float">
            <text:p>329,82</text:p>
          </table:table-cell>
          <table:table-cell office:value-type="string" calcext:value-type="string">
            <text:p>3,79</text:p>
          </table:table-cell>
        </table:table-row>
        <table:table-row table:style-name="ro2">
          <table:table-cell/>
          <table:table-cell table:formula="of:=[.$A$1]/[.C24]" office:value-type="float" office:value="322.164948453608" calcext:value-type="float">
            <text:p>322,16</text:p>
          </table:table-cell>
          <table:table-cell office:value-type="string" calcext:value-type="string">
            <text:p>3,88</text:p>
          </table:table-cell>
        </table:table-row>
        <table:table-row table:style-name="ro2">
          <table:table-cell/>
          <table:table-cell table:formula="of:=[.$A$1]/[.C25]" office:value-type="float" office:value="334.224598930481" calcext:value-type="float">
            <text:p>334,22</text:p>
          </table:table-cell>
          <table:table-cell office:value-type="string" calcext:value-type="string">
            <text:p>3,74</text:p>
          </table:table-cell>
        </table:table-row>
        <table:table-row table:style-name="ro2">
          <table:table-cell/>
          <table:table-cell table:formula="of:=[.$A$1]/[.C26]" office:value-type="float" office:value="336.021505376344" calcext:value-type="float">
            <text:p>336,02</text:p>
          </table:table-cell>
          <table:table-cell office:value-type="string" calcext:value-type="string">
            <text:p>3,72</text:p>
          </table:table-cell>
        </table:table-row>
        <table:table-row table:style-name="ro2">
          <table:table-cell/>
          <table:table-cell table:formula="of:=[.$A$1]/[.C27]" office:value-type="float" office:value="324.675324675325" calcext:value-type="float">
            <text:p>324,68</text:p>
          </table:table-cell>
          <table:table-cell office:value-type="string" calcext:value-type="string">
            <text:p>3,85</text:p>
          </table:table-cell>
        </table:table-row>
        <table:table-row table:style-name="ro2">
          <table:table-cell/>
          <table:table-cell table:formula="of:=[.$A$1]/[.C28]" office:value-type="float" office:value="320.512820512821" calcext:value-type="float">
            <text:p>320,51</text:p>
          </table:table-cell>
          <table:table-cell office:value-type="string" calcext:value-type="string">
            <text:p>3,90</text:p>
          </table:table-cell>
        </table:table-row>
        <table:table-row table:style-name="ro2">
          <table:table-cell/>
          <table:table-cell table:formula="of:=[.$A$1]/[.C29]" office:value-type="float" office:value="312.5" calcext:value-type="float">
            <text:p>312,50</text:p>
          </table:table-cell>
          <table:table-cell office:value-type="string" calcext:value-type="string">
            <text:p>4,00</text:p>
          </table:table-cell>
        </table:table-row>
        <table:table-row table:style-name="ro2">
          <table:table-cell/>
          <table:table-cell table:formula="of:=[.$A$1]/[.C30]" office:value-type="float" office:value="323.834196891192" calcext:value-type="float">
            <text:p>323,83</text:p>
          </table:table-cell>
          <table:table-cell office:value-type="string" calcext:value-type="string">
            <text:p>3,86</text:p>
          </table:table-cell>
        </table:table-row>
        <table:table-row table:style-name="ro2">
          <table:table-cell/>
          <table:table-cell table:formula="of:=[.$A$1]/[.C31]" office:value-type="float" office:value="330.687830687831" calcext:value-type="float">
            <text:p>330,69</text:p>
          </table:table-cell>
          <table:table-cell office:value-type="string" calcext:value-type="string">
            <text:p>3,78</text:p>
          </table:table-cell>
        </table:table-row>
        <table:table-row table:style-name="ro2">
          <table:table-cell/>
          <table:table-cell table:formula="of:=[.$A$1]/[.C32]" office:value-type="float" office:value="310.945273631841" calcext:value-type="float">
            <text:p>310,95</text:p>
          </table:table-cell>
          <table:table-cell office:value-type="string" calcext:value-type="string">
            <text:p>4,02</text:p>
          </table:table-cell>
        </table:table-row>
        <table:table-row table:style-name="ro2">
          <table:table-cell/>
          <table:table-cell table:formula="of:=[.$A$1]/[.C33]" office:value-type="float" office:value="303.398058252427" calcext:value-type="float">
            <text:p>303,40</text:p>
          </table:table-cell>
          <table:table-cell office:value-type="string" calcext:value-type="string">
            <text:p>4,12</text:p>
          </table:table-cell>
        </table:table-row>
        <table:table-row table:style-name="ro2">
          <table:table-cell/>
          <table:table-cell table:formula="of:=[.$A$1]/[.C34]" office:value-type="float" office:value="305.623471882641" calcext:value-type="float">
            <text:p>305,62</text:p>
          </table:table-cell>
          <table:table-cell office:value-type="string" calcext:value-type="string">
            <text:p>4,09</text:p>
          </table:table-cell>
        </table:table-row>
        <table:table-row table:style-name="ro2">
          <table:table-cell/>
          <table:table-cell table:formula="of:=[.$A$1]/[.C35]" office:value-type="float" office:value="301.204819277108" calcext:value-type="float">
            <text:p>301,20</text:p>
          </table:table-cell>
          <table:table-cell office:value-type="string" calcext:value-type="string">
            <text:p>4,15</text:p>
          </table:table-cell>
        </table:table-row>
        <table:table-row table:style-name="ro2">
          <table:table-cell/>
          <table:table-cell table:formula="of:=[.$A$1]/[.C36]" office:value-type="float" office:value="304.136253041363" calcext:value-type="float">
            <text:p>304,14</text:p>
          </table:table-cell>
          <table:table-cell office:value-type="string" calcext:value-type="string">
            <text:p>4,11</text:p>
          </table:table-cell>
        </table:table-row>
        <table:table-row table:style-name="ro2">
          <table:table-cell/>
          <table:table-cell table:formula="of:=[.$A$1]/[.C37]" office:value-type="float" office:value="301.204819277108" calcext:value-type="float">
            <text:p>301,20</text:p>
          </table:table-cell>
          <table:table-cell office:value-type="string" calcext:value-type="string">
            <text:p>4,15</text:p>
          </table:table-cell>
        </table:table-row>
        <table:table-row table:style-name="ro2">
          <table:table-cell/>
          <table:table-cell table:formula="of:=[.$A$1]/[.C38]" office:value-type="float" office:value="288.018433179724" calcext:value-type="float">
            <text:p>288,02</text:p>
          </table:table-cell>
          <table:table-cell office:value-type="string" calcext:value-type="string">
            <text:p>4,34</text:p>
          </table:table-cell>
        </table:table-row>
        <table:table-row table:style-name="ro2">
          <table:table-cell/>
          <table:table-cell table:formula="of:=[.$A$1]/[.C39]" office:value-type="float" office:value="256.147540983607" calcext:value-type="float">
            <text:p>256,15</text:p>
          </table:table-cell>
          <table:table-cell office:value-type="string" calcext:value-type="string">
            <text:p>4,88</text:p>
          </table:table-cell>
        </table:table-row>
        <table:table-row table:style-name="ro2">
          <table:table-cell/>
          <table:table-cell table:formula="of:=[.$A$1]/[.C40]" office:value-type="float" office:value="234.521575984991" calcext:value-type="float">
            <text:p>234,52</text:p>
          </table:table-cell>
          <table:table-cell office:value-type="string" calcext:value-type="string">
            <text:p>5,33</text:p>
          </table:table-cell>
        </table:table-row>
        <table:table-row table:style-name="ro2">
          <table:table-cell/>
          <table:table-cell table:formula="of:=[.$A$1]/[.C41]" office:value-type="float" office:value="221.631205673759" calcext:value-type="float">
            <text:p>221,63</text:p>
          </table:table-cell>
          <table:table-cell office:value-type="string" calcext:value-type="string">
            <text:p>5,64</text:p>
          </table:table-cell>
        </table:table-row>
        <table:table-row table:style-name="ro2">
          <table:table-cell/>
          <table:table-cell table:formula="of:=[.$A$1]/[.C42]" office:value-type="float" office:value="240.384615384615" calcext:value-type="float">
            <text:p>240,38</text:p>
          </table:table-cell>
          <table:table-cell office:value-type="string" calcext:value-type="string">
            <text:p>5,20</text:p>
          </table:table-cell>
        </table:table-row>
        <table:table-row table:style-name="ro2">
          <table:table-cell/>
          <table:table-cell table:formula="of:=[.$A$1]/[.C43]" office:value-type="float" office:value="236.742424242424" calcext:value-type="float">
            <text:p>236,74</text:p>
          </table:table-cell>
          <table:table-cell office:value-type="string" calcext:value-type="string">
            <text:p>5,28</text:p>
          </table:table-cell>
        </table:table-row>
        <table:table-row table:style-name="ro2">
          <table:table-cell/>
          <table:table-cell table:formula="of:=[.$A$1]/[.C44]" office:value-type="float" office:value="228.937728937729" calcext:value-type="float">
            <text:p>228,94</text:p>
          </table:table-cell>
          <table:table-cell office:value-type="string" calcext:value-type="string">
            <text:p>5,46</text:p>
          </table:table-cell>
        </table:table-row>
        <table:table-row table:style-name="ro2">
          <table:table-cell/>
          <table:table-cell table:formula="of:=[.$A$1]/[.C45]" office:value-type="float" office:value="231.481481481481" calcext:value-type="float">
            <text:p>231,48</text:p>
          </table:table-cell>
          <table:table-cell office:value-type="string" calcext:value-type="string">
            <text:p>5,40</text:p>
          </table:table-cell>
        </table:table-row>
        <table:table-row table:style-name="ro2">
          <table:table-cell/>
          <table:table-cell table:formula="of:=[.$A$1]/[.C46]" office:value-type="float" office:value="222.02486678508" calcext:value-type="float">
            <text:p>222,02</text:p>
          </table:table-cell>
          <table:table-cell office:value-type="string" calcext:value-type="string">
            <text:p>5,63</text:p>
          </table:table-cell>
        </table:table-row>
        <table:table-row table:style-name="ro2">
          <table:table-cell/>
          <table:table-cell table:formula="of:=[.$A$1]/[.C47]" office:value-type="float" office:value="230.627306273063" calcext:value-type="float">
            <text:p>230,63</text:p>
          </table:table-cell>
          <table:table-cell office:value-type="string" calcext:value-type="string">
            <text:p>5,42</text:p>
          </table:table-cell>
        </table:table-row>
        <table:table-row table:style-name="ro2">
          <table:table-cell/>
          <table:table-cell table:formula="of:=[.$A$1]/[.C48]" office:value-type="float" office:value="243.190661478599" calcext:value-type="float">
            <text:p>243,19</text:p>
          </table:table-cell>
          <table:table-cell office:value-type="string" calcext:value-type="string">
            <text:p>5,14</text:p>
          </table:table-cell>
        </table:table-row>
        <table:table-row table:style-name="ro2">
          <table:table-cell/>
          <table:table-cell table:formula="of:=[.$A$1]/[.C49]" office:value-type="float" office:value="233.208955223881" calcext:value-type="float">
            <text:p>233,21</text:p>
          </table:table-cell>
          <table:table-cell office:value-type="string" calcext:value-type="string">
            <text:p>5,36</text:p>
          </table:table-cell>
        </table:table-row>
        <table:table-row table:style-name="ro2">
          <table:table-cell/>
          <table:table-cell table:formula="of:=[.$A$1]/[.C50]" office:value-type="float" office:value="230.627306273063" calcext:value-type="float">
            <text:p>230,63</text:p>
          </table:table-cell>
          <table:table-cell office:value-type="string" calcext:value-type="string">
            <text:p>5,42</text:p>
          </table:table-cell>
        </table:table-row>
        <table:table-row table:style-name="ro2">
          <table:table-cell/>
          <table:table-cell table:formula="of:=[.$A$1]/[.C51]" office:value-type="float" office:value="221.238938053097" calcext:value-type="float">
            <text:p>221,24</text:p>
          </table:table-cell>
          <table:table-cell office:value-type="string" calcext:value-type="string">
            <text:p>5,65</text:p>
          </table:table-cell>
        </table:table-row>
        <table:table-row table:style-name="ro2">
          <table:table-cell/>
          <table:table-cell table:formula="of:=[.$A$1]/[.C52]" office:value-type="float" office:value="224.820143884892" calcext:value-type="float">
            <text:p>224,82</text:p>
          </table:table-cell>
          <table:table-cell office:value-type="string" calcext:value-type="string">
            <text:p>5,56</text:p>
          </table:table-cell>
        </table:table-row>
        <table:table-row table:style-name="ro2">
          <table:table-cell/>
          <table:table-cell table:formula="of:=[.$A$1]/[.C53]" office:value-type="float" office:value="236.294896030246" calcext:value-type="float">
            <text:p>236,29</text:p>
          </table:table-cell>
          <table:table-cell office:value-type="string" calcext:value-type="string">
            <text:p>5,29</text:p>
          </table:table-cell>
        </table:table-row>
        <table:table-row table:style-name="ro2">
          <table:table-cell/>
          <table:table-cell table:formula="of:=[.$A$1]/[.C54]" office:value-type="float" office:value="248.508946322068" calcext:value-type="float">
            <text:p>248,51</text:p>
          </table:table-cell>
          <table:table-cell office:value-type="string" calcext:value-type="string">
            <text:p>5,03</text:p>
          </table:table-cell>
        </table:table-row>
        <table:table-row table:style-name="ro2">
          <table:table-cell/>
          <table:table-cell table:formula="of:=[.$A$1]/[.C55]" office:value-type="float" office:value="242.248062015504" calcext:value-type="float">
            <text:p>242,25</text:p>
          </table:table-cell>
          <table:table-cell office:value-type="string" calcext:value-type="string">
            <text:p>5,16</text:p>
          </table:table-cell>
        </table:table-row>
        <table:table-row table:style-name="ro2">
          <table:table-cell/>
          <table:table-cell table:formula="of:=[.$A$1]/[.C56]" office:value-type="float" office:value="238.095238095238" calcext:value-type="float">
            <text:p>238,10</text:p>
          </table:table-cell>
          <table:table-cell office:value-type="string" calcext:value-type="string">
            <text:p>5,25</text:p>
          </table:table-cell>
        </table:table-row>
        <table:table-row table:style-name="ro2">
          <table:table-cell/>
          <table:table-cell table:formula="of:=[.$A$1]/[.C57]" office:value-type="float" office:value="236.742424242424" calcext:value-type="float">
            <text:p>236,74</text:p>
          </table:table-cell>
          <table:table-cell office:value-type="string" calcext:value-type="string">
            <text:p>5,28</text:p>
          </table:table-cell>
        </table:table-row>
        <table:table-row table:style-name="ro2">
          <table:table-cell/>
          <table:table-cell table:formula="of:=[.$A$1]/[.C58]" office:value-type="float" office:value="225.631768953069" calcext:value-type="float">
            <text:p>225,63</text:p>
          </table:table-cell>
          <table:table-cell office:value-type="string" calcext:value-type="string">
            <text:p>5,54</text:p>
          </table:table-cell>
        </table:table-row>
        <table:table-row table:style-name="ro2">
          <table:table-cell/>
          <table:table-cell table:formula="of:=[.$A$1]/[.C59]" office:value-type="float" office:value="224.820143884892" calcext:value-type="float">
            <text:p>224,82</text:p>
          </table:table-cell>
          <table:table-cell office:value-type="string" calcext:value-type="string">
            <text:p>5,56</text:p>
          </table:table-cell>
        </table:table-row>
        <table:table-row table:style-name="ro2">
          <table:table-cell/>
          <table:table-cell table:formula="of:=[.$A$1]/[.C60]" office:value-type="float" office:value="221.238938053097" calcext:value-type="float">
            <text:p>221,24</text:p>
          </table:table-cell>
          <table:table-cell office:value-type="string" calcext:value-type="string">
            <text:p>5,65</text:p>
          </table:table-cell>
        </table:table-row>
        <table:table-row table:style-name="ro2">
          <table:table-cell/>
          <table:table-cell table:formula="of:=[.$A$1]/[.C61]" office:value-type="float" office:value="226.039783001808" calcext:value-type="float">
            <text:p>226,04</text:p>
          </table:table-cell>
          <table:table-cell office:value-type="string" calcext:value-type="string">
            <text:p>5,53</text:p>
          </table:table-cell>
        </table:table-row>
        <table:table-row table:style-name="ro2">
          <table:table-cell/>
          <table:table-cell table:formula="of:=[.$A$1]/[.C62]" office:value-type="float" office:value="240.384615384615" calcext:value-type="float">
            <text:p>240,38</text:p>
          </table:table-cell>
          <table:table-cell office:value-type="string" calcext:value-type="string">
            <text:p>5,20</text:p>
          </table:table-cell>
        </table:table-row>
        <table:table-row table:style-name="ro2">
          <table:table-cell/>
          <table:table-cell table:formula="of:=[.$A$1]/[.C63]" office:value-type="float" office:value="251.509054325956" calcext:value-type="float">
            <text:p>251,51</text:p>
          </table:table-cell>
          <table:table-cell office:value-type="string" calcext:value-type="string">
            <text:p>4,97</text:p>
          </table:table-cell>
        </table:table-row>
        <table:table-row table:style-name="ro2">
          <table:table-cell/>
          <table:table-cell table:formula="of:=[.$A$1]/[.C64]" office:value-type="float" office:value="262.605042016807" calcext:value-type="float">
            <text:p>262,61</text:p>
          </table:table-cell>
          <table:table-cell office:value-type="string" calcext:value-type="string">
            <text:p>4,76</text:p>
          </table:table-cell>
        </table:table-row>
        <table:table-row table:style-name="ro2">
          <table:table-cell/>
          <table:table-cell table:formula="of:=[.$A$1]/[.C65]" office:value-type="float" office:value="252.525252525253" calcext:value-type="float">
            <text:p>252,53</text:p>
          </table:table-cell>
          <table:table-cell office:value-type="string" calcext:value-type="string">
            <text:p>4,95</text:p>
          </table:table-cell>
        </table:table-row>
        <table:table-row table:style-name="ro2">
          <table:table-cell/>
          <table:table-cell table:formula="of:=[.$A$1]/[.C66]" office:value-type="float" office:value="247.524752475248" calcext:value-type="float">
            <text:p>247,52</text:p>
          </table:table-cell>
          <table:table-cell office:value-type="string" calcext:value-type="string">
            <text:p>5,05</text:p>
          </table:table-cell>
        </table:table-row>
        <table:table-row table:style-name="ro2">
          <table:table-cell/>
          <table:table-cell table:formula="of:=[.$A$1]/[.C67]" office:value-type="float" office:value="232.774674115456" calcext:value-type="float">
            <text:p>232,77</text:p>
          </table:table-cell>
          <table:table-cell office:value-type="string" calcext:value-type="string">
            <text:p>5,37</text:p>
          </table:table-cell>
        </table:table-row>
        <table:table-row table:style-name="ro2">
          <table:table-cell/>
          <table:table-cell table:formula="of:=[.$A$1]/[.C68]" office:value-type="float" office:value="243.190661478599" calcext:value-type="float">
            <text:p>243,19</text:p>
          </table:table-cell>
          <table:table-cell office:value-type="string" calcext:value-type="string">
            <text:p>5,14</text:p>
          </table:table-cell>
        </table:table-row>
        <table:table-row table:style-name="ro2">
          <table:table-cell/>
          <table:table-cell table:formula="of:=[.$A$1]/[.C69]" office:value-type="float" office:value="238.549618320611" calcext:value-type="float">
            <text:p>238,55</text:p>
          </table:table-cell>
          <table:table-cell office:value-type="string" calcext:value-type="string">
            <text:p>5,24</text:p>
          </table:table-cell>
        </table:table-row>
        <table:table-row table:style-name="ro2">
          <table:table-cell/>
          <table:table-cell table:formula="of:=[.$A$1]/[.C70]" office:value-type="float" office:value="238.095238095238" calcext:value-type="float">
            <text:p>238,10</text:p>
          </table:table-cell>
          <table:table-cell office:value-type="string" calcext:value-type="string">
            <text:p>5,25</text:p>
          </table:table-cell>
        </table:table-row>
        <table:table-row table:style-name="ro2">
          <table:table-cell/>
          <table:table-cell table:formula="of:=[.$A$1]/[.C71]" office:value-type="float" office:value="237.19165085389" calcext:value-type="float">
            <text:p>237,19</text:p>
          </table:table-cell>
          <table:table-cell office:value-type="string" calcext:value-type="string">
            <text:p>5,27</text:p>
          </table:table-cell>
        </table:table-row>
        <table:table-row table:style-name="ro2">
          <table:table-cell/>
          <table:table-cell table:formula="of:=[.$A$1]/[.C72]" office:value-type="float" office:value="238.549618320611" calcext:value-type="float">
            <text:p>238,55</text:p>
          </table:table-cell>
          <table:table-cell office:value-type="string" calcext:value-type="string">
            <text:p>5,24</text:p>
          </table:table-cell>
        </table:table-row>
        <table:table-row table:style-name="ro2">
          <table:table-cell/>
          <table:table-cell table:formula="of:=[.$A$1]/[.C73]" office:value-type="float" office:value="234.082397003745" calcext:value-type="float">
            <text:p>234,08</text:p>
          </table:table-cell>
          <table:table-cell office:value-type="string" calcext:value-type="string">
            <text:p>5,34</text:p>
          </table:table-cell>
        </table:table-row>
        <table:table-row table:style-name="ro2" table:number-rows-repeated="104850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B1:Sheet2.C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3.2$Linux_X86_64 LibreOffice_project/40$Build-2</meta:generator>
    <dc:date>2023-01-16T21:20:10.618358664</dc:date>
    <meta:editing-duration>PT3H40M34S</meta:editing-duration>
    <meta:editing-cycles>8</meta:editing-cycles>
    <meta:document-statistic meta:table-count="2" meta:cell-count="693" meta:object-count="0"/>
  </office:meta>
</office:document-meta>
</file>